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2" style:family="paragraph" style:parent-style-name="Standard">
      <style:text-properties fo:language="en" fo:country="US" style:text-underline-style="solid" style:text-underline-width="auto" style:text-underline-color="font-color" fo:font-weight="normal" officeooo:paragraph-rsid="006107cc" style:language-asian="zh" style:country-asian="CN" style:font-weight-asian="normal" style:font-weight-complex="normal"/>
    </style:style>
    <style:style style:name="P3" style:family="paragraph" style:parent-style-name="Standard">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4" style:family="paragraph" style:parent-style-name="Standard">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5" style:family="paragraph" style:parent-style-name="Standard">
      <style:text-properties fo:language="en" fo:country="US" style:text-underline-style="solid" style:text-underline-width="auto" style:text-underline-color="font-color" fo:font-weight="normal" officeooo:paragraph-rsid="0064463e" style:language-asian="zh" style:country-asian="CN" style:font-weight-asian="normal" style:font-weight-complex="normal"/>
    </style:style>
    <style:style style:name="P6" style:family="paragraph" style:parent-style-name="Standard">
      <style:text-properties fo:language="en" fo:country="US" style:text-underline-style="solid" style:text-underline-width="auto" style:text-underline-color="font-color" fo:font-weight="normal" officeooo:rsid="0066fd75" officeooo:paragraph-rsid="0066fd75" fo:background-color="#ffffff" style:language-asian="zh" style:country-asian="CN" style:font-weight-asian="normal" style:font-weight-complex="normal"/>
    </style:style>
    <style:style style:name="P7" style:family="paragraph" style:parent-style-name="Standard">
      <style:text-properties fo:language="en" fo:country="US" style:text-underline-style="solid" style:text-underline-width="auto" style:text-underline-color="font-color" fo:font-weight="normal" officeooo:rsid="0066fd75" officeooo:paragraph-rsid="00908c3e" fo:background-color="#ffffff" style:language-asian="zh" style:country-asian="CN" style:font-weight-asian="normal" style:font-weight-complex="normal"/>
    </style:style>
    <style:style style:name="P8" style:family="paragraph" style:parent-style-name="Standard">
      <style:text-properties fo:language="en" fo:country="US" officeooo:rsid="0065d240" officeooo:paragraph-rsid="0065d240" fo:background-color="#ffffff" style:language-asian="zh" style:country-asian="CN"/>
    </style:style>
    <style:style style:name="P9" style:family="paragraph" style:parent-style-name="Standard">
      <style:text-properties fo:language="en" fo:country="US" officeooo:rsid="0066fd75" officeooo:paragraph-rsid="0066fd75" fo:background-color="#ffffff" style:language-asian="zh" style:country-asian="CN"/>
    </style:style>
    <style:style style:name="P10" style:family="paragraph" style:parent-style-name="Standard">
      <style:text-properties fo:language="en" fo:country="US" officeooo:rsid="0064463e" officeooo:paragraph-rsid="0064463e" fo:background-color="#ffffff" style:language-asian="zh" style:country-asian="CN"/>
    </style:style>
    <style:style style:name="P11" style:family="paragraph" style:parent-style-name="Standard">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12" style:family="paragraph" style:parent-style-name="Standard">
      <style:text-properties fo:language="en" fo:country="US" style:text-underline-style="none" fo:font-weight="normal" officeooo:rsid="00732b7b" officeooo:paragraph-rsid="006f398f" fo:background-color="#ffffff" style:language-asian="zh" style:country-asian="CN" style:font-weight-asian="normal" style:font-weight-complex="normal"/>
    </style:style>
    <style:style style:name="P13" style:family="paragraph" style:parent-style-name="Standard">
      <style:text-properties fo:font-size="12pt" fo:language="en" fo:country="US" style:text-underline-style="none" fo:font-weight="normal" style:font-size-asian="12pt" style:language-asian="zh" style:country-asian="CN" style:font-weight-asian="normal" style:font-size-complex="12pt" style:font-weight-complex="normal"/>
    </style:style>
    <style:style style:name="P14" style:family="paragraph" style:parent-style-name="Standard">
      <style:text-properties fo:color="#3f7f5f" style:font-name="Monospace" fo:font-size="10pt" fo:language="en" fo:country="US" style:text-underline-style="none" fo:font-weight="normal" officeooo:rsid="0066fd75" officeooo:paragraph-rsid="0066fd75" fo:background-color="#ffffff" style:font-name-asian="Monospace" style:font-size-asian="10pt" style:language-asian="zh" style:country-asian="CN" style:font-weight-asian="normal" style:font-name-complex="Monospace" style:font-size-complex="10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Arial"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fo:language="en" fo:country="US" style:text-underline-style="none" fo:font-weight="normal" officeooo:rsid="0066fd75" fo:background-color="#ffffff" style:font-name-asian="Monospace" style:font-size-asian="10pt" style:language-asian="zh" style:country-asian="CN" style:font-weight-asian="normal" style:font-name-complex="Monospace" style:font-size-complex="10pt" style:font-weight-complex="normal"/>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list-style-name="L1">
      <style:text-properties fo:font-size="12pt" fo:language="de" fo:country="DE" style:text-underline-style="none" fo:font-weight="normal" style:font-size-asian="12pt" style:language-asian="zh" style:country-asian="CN" style:font-weight-asian="normal" style:font-size-complex="12pt" style:font-weight-complex="normal"/>
    </style:style>
    <style:style style:name="P21" style:family="paragraph" style:parent-style-name="Standard" style:list-style-name="L3">
      <style:text-properties fo:font-size="12pt" fo:language="en" fo:country="US" style:text-underline-style="none" fo:font-weight="normal" officeooo:rsid="007d17a2" officeooo:paragraph-rsid="007d17a2" style:font-size-asian="12pt" style:language-asian="zh" style:country-asian="CN" style:font-weight-asian="normal" style:font-size-complex="12pt" style:font-weight-complex="normal"/>
    </style:style>
    <style:style style:name="P22" style:family="paragraph" style:parent-style-name="Standard" style:list-style-name="L7">
      <style:text-properties fo:font-size="12pt" fo:language="en" fo:country="US" style:text-underline-style="none" fo:font-weight="normal" officeooo:paragraph-rsid="007d17a2" style:font-size-asian="12pt" style:language-asian="zh" style:country-asian="CN" style:font-weight-asian="normal" style:font-size-complex="12pt" style:font-weight-complex="normal"/>
    </style:style>
    <style:style style:name="P23" style:family="paragraph" style:parent-style-name="Standard" style:list-style-name="L7">
      <style:text-properties fo:font-size="12pt" fo:language="en" fo:country="US" style:text-underline-style="none" fo:font-weight="normal" officeooo:rsid="00732b7b" officeooo:paragraph-rsid="007d17a2" fo:background-color="#ffffff" style:font-size-asian="12pt" style:language-asian="zh" style:country-asian="CN" style:font-weight-asian="normal" style:font-size-complex="12pt" style:font-weight-complex="normal"/>
    </style:style>
    <style:style style:name="P24" style:family="paragraph" style:parent-style-name="Standard" style:list-style-name="L2">
      <style:text-properties officeooo:paragraph-rsid="0090c14c"/>
    </style:style>
    <style:style style:name="P25" style:family="paragraph" style:parent-style-name="Standard" style:list-style-name="L2">
      <style:text-properties officeooo:paragraph-rsid="006713cd"/>
    </style:style>
    <style:style style:name="P26" style:family="paragraph" style:parent-style-name="Standard" style:list-style-name="L2">
      <style:text-properties officeooo:paragraph-rsid="00998937"/>
    </style:style>
    <style:style style:name="P27" style:family="paragraph" style:parent-style-name="Standard" style:list-style-name="L2">
      <style:text-properties officeooo:paragraph-rsid="0096cf83"/>
    </style:style>
    <style:style style:name="P28" style:family="paragraph" style:parent-style-name="Standard" style:list-style-name="L2">
      <style:text-properties officeooo:paragraph-rsid="00a3d729"/>
    </style:style>
    <style:style style:name="P29" style:family="paragraph" style:parent-style-name="Standard" style:list-style-name="L2">
      <style:text-properties officeooo:paragraph-rsid="00a346f0"/>
    </style:style>
    <style:style style:name="P30" style:family="paragraph" style:parent-style-name="Standard" style:list-style-name="L2">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31" style:family="paragraph" style:parent-style-name="Standard" style:list-style-name="L2">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32" style:family="paragraph" style:parent-style-name="Standard" style:list-style-name="L2">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33" style:family="paragraph" style:parent-style-name="Standard" style:list-style-name="L2">
      <style:text-properties fo:language="en" fo:country="US" style:text-underline-style="solid" style:text-underline-width="auto" style:text-underline-color="font-color" fo:font-weight="normal" officeooo:rsid="00908c3e" officeooo:paragraph-rsid="00908c3e" style:language-asian="zh" style:country-asian="CN" style:font-weight-asian="normal" style:font-weight-complex="normal"/>
    </style:style>
    <style:style style:name="P34" style:family="paragraph" style:parent-style-name="Standard" style:list-style-name="L2">
      <style:text-properties fo:language="en" fo:country="US" style:text-underline-style="solid" style:text-underline-width="auto" style:text-underline-color="font-color" fo:font-weight="normal" officeooo:rsid="0066fd75" officeooo:paragraph-rsid="007ab3d1" fo:background-color="#ffffff" style:language-asian="zh" style:country-asian="CN" style:font-weight-asian="normal" style:font-weight-complex="normal"/>
    </style:style>
    <style:style style:name="P35" style:family="paragraph" style:parent-style-name="Standard" style:list-style-name="L2">
      <style:text-properties fo:language="en" fo:country="US" style:text-underline-style="solid" style:text-underline-width="auto" style:text-underline-color="font-color" fo:font-weight="normal" officeooo:rsid="00a7b7d7" officeooo:paragraph-rsid="00a7b7d7" fo:background-color="#ffffff" style:language-asian="zh" style:country-asian="CN" style:font-weight-asian="normal" style:font-weight-complex="normal"/>
    </style:style>
    <style:style style:name="P36" style:family="paragraph" style:parent-style-name="Standard" style:list-style-name="L2">
      <style:text-properties fo:language="en" fo:country="US" style:text-underline-style="solid" style:text-underline-width="auto" style:text-underline-color="font-color" style:language-asian="zh" style:country-asian="CN"/>
    </style:style>
    <style:style style:name="P37" style:family="paragraph" style:parent-style-name="Standard" style:list-style-name="L4">
      <style:text-properties fo:language="en" fo:country="US" style:language-asian="zh" style:country-asian="CN"/>
    </style:style>
    <style:style style:name="P38" style:family="paragraph" style:parent-style-name="Standard" style:list-style-name="L4">
      <style:text-properties fo:language="en" fo:country="US" officeooo:rsid="008215e1" officeooo:paragraph-rsid="008215e1" style:language-asian="zh" style:country-asian="CN"/>
    </style:style>
    <style:style style:name="P39" style:family="paragraph" style:parent-style-name="Standard" style:list-style-name="L4">
      <style:text-properties fo:language="en" fo:country="US" officeooo:rsid="00609591" officeooo:paragraph-rsid="00609591" style:language-asian="zh" style:country-asian="CN"/>
    </style:style>
    <style:style style:name="P40" style:family="paragraph" style:parent-style-name="Standard" style:list-style-name="L4">
      <style:text-properties fo:language="en" fo:country="US" officeooo:rsid="007cfdf2" officeooo:paragraph-rsid="007cfdf2" style:language-asian="zh" style:country-asian="CN"/>
    </style:style>
    <style:style style:name="P41" style:family="paragraph" style:parent-style-name="Standard" style:list-style-name="L7">
      <style:text-properties fo:language="en" fo:country="US" officeooo:paragraph-rsid="009fd3c9" style:language-asian="zh" style:country-asian="CN"/>
    </style:style>
    <style:style style:name="P42" style:family="paragraph" style:parent-style-name="Standard" style:list-style-name="L7">
      <style:text-properties fo:language="en" fo:country="US" officeooo:paragraph-rsid="00705589" style:language-asian="zh" style:country-asian="CN"/>
    </style:style>
    <style:style style:name="P43" style:family="paragraph" style:parent-style-name="Standard" style:list-style-name="L7">
      <style:text-properties fo:language="en" fo:country="US" officeooo:paragraph-rsid="0066fd75" style:language-asian="zh" style:country-asian="CN"/>
    </style:style>
    <style:style style:name="P44" style:family="paragraph" style:parent-style-name="Standard" style:list-style-name="L5">
      <style:text-properties fo:language="en" fo:country="US" officeooo:rsid="008215e1" officeooo:paragraph-rsid="008215e1" fo:background-color="#ffffff" style:language-asian="zh" style:country-asian="CN"/>
    </style:style>
    <style:style style:name="P45" style:family="paragraph" style:parent-style-name="Standard" style:list-style-name="L6">
      <style:text-properties fo:language="en" fo:country="US" officeooo:rsid="0064463e" officeooo:paragraph-rsid="00884fce" fo:background-color="#ffffff" style:language-asian="zh" style:country-asian="CN"/>
    </style:style>
    <style:style style:name="P46" style:family="paragraph" style:parent-style-name="Standard" style:list-style-name="L6">
      <style:text-properties fo:language="en" fo:country="US" officeooo:rsid="0064463e" officeooo:paragraph-rsid="0088f60b" fo:background-color="#ffffff" style:language-asian="zh" style:country-asian="CN"/>
    </style:style>
    <style:style style:name="P47" style:family="paragraph" style:parent-style-name="Standard" style:list-style-name="L6">
      <style:text-properties fo:language="en" fo:country="US" officeooo:rsid="0064463e" officeooo:paragraph-rsid="008ba0d3" fo:background-color="#ffffff" style:language-asian="zh" style:country-asian="CN"/>
    </style:style>
    <style:style style:name="P48" style:family="paragraph" style:parent-style-name="Standard" style:list-style-name="L6">
      <style:text-properties fo:language="en" fo:country="US" officeooo:rsid="008c34e8" officeooo:paragraph-rsid="008c34e8" fo:background-color="#ffffff" style:language-asian="zh" style:country-asian="CN"/>
    </style:style>
    <style:style style:name="P49" style:family="paragraph" style:parent-style-name="Standard" style:list-style-name="L6">
      <style:text-properties fo:language="en" fo:country="US" officeooo:rsid="0083b977" officeooo:paragraph-rsid="008ba0d3" fo:background-color="#ffffff" style:language-asian="zh" style:country-asian="CN"/>
    </style:style>
    <style:style style:name="P50" style:family="paragraph" style:parent-style-name="Standard" style:list-style-name="L7">
      <style:text-properties fo:language="en" fo:country="US" officeooo:rsid="0065d240" officeooo:paragraph-rsid="00732b7b" fo:background-color="#ffffff" style:language-asian="zh" style:country-asian="CN"/>
    </style:style>
    <style:style style:name="P51" style:family="paragraph" style:parent-style-name="Standard" style:list-style-name="L7">
      <style:text-properties fo:language="en" fo:country="US" officeooo:rsid="00a16f1b" officeooo:paragraph-rsid="00a16f1b" fo:background-color="#ffffff" style:language-asian="zh" style:country-asian="CN"/>
    </style:style>
    <style:style style:name="P52" style:family="paragraph" style:parent-style-name="Standard" style:list-style-name="L7">
      <style:text-properties fo:language="en" fo:country="US" officeooo:rsid="00669c38" officeooo:paragraph-rsid="00669c38" fo:background-color="#ffffff" style:language-asian="zh" style:country-asian="CN"/>
    </style:style>
    <style:style style:name="P53" style:family="paragraph" style:parent-style-name="Standard" style:list-style-name="L7">
      <style:text-properties fo:language="en" fo:country="US" officeooo:rsid="006c2d71" officeooo:paragraph-rsid="0075be7f" fo:background-color="#ffffff" style:language-asian="zh" style:country-asian="CN"/>
    </style:style>
    <style:style style:name="P54" style:family="paragraph" style:parent-style-name="Standard" style:list-style-name="L7">
      <style:text-properties fo:language="en" fo:country="US" officeooo:rsid="006c78f5" officeooo:paragraph-rsid="0075be7f" fo:background-color="#ffffff" style:language-asian="zh" style:country-asian="CN"/>
    </style:style>
    <style:style style:name="P55" style:family="paragraph" style:parent-style-name="Standard" style:list-style-name="L7">
      <style:text-properties fo:language="en" fo:country="US" officeooo:rsid="0066fd75" officeooo:paragraph-rsid="0066fd75" fo:background-color="#ffffff" style:language-asian="zh" style:country-asian="CN"/>
    </style:style>
    <style:style style:name="P56" style:family="paragraph" style:parent-style-name="Standard" style:list-style-name="L2">
      <style:text-properties fo:language="en" fo:country="US" style:text-underline-style="none" fo:font-weight="normal" officeooo:rsid="0066fd75" officeooo:paragraph-rsid="007ab3d1" fo:background-color="#ffffff" style:language-asian="zh" style:country-asian="CN" style:font-weight-asian="normal" style:font-weight-complex="normal"/>
    </style:style>
    <style:style style:name="P57" style:family="paragraph" style:parent-style-name="Standard" style:list-style-name="L7">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58" style:family="paragraph" style:parent-style-name="Standard" style:list-style-name="L7">
      <style:text-properties fo:language="en" fo:country="US" style:text-underline-style="none" fo:font-weight="normal" officeooo:rsid="0066fd75" officeooo:paragraph-rsid="00aa9cce" fo:background-color="#ffffff" style:language-asian="zh" style:country-asian="CN" style:font-weight-asian="normal" style:font-weight-complex="normal"/>
    </style:style>
    <style:style style:name="P59" style:family="paragraph" style:parent-style-name="Standard">
      <style:text-properties fo:language="en" fo:country="US" style:text-underline-style="none" fo:font-weight="normal" officeooo:rsid="0066fd75" officeooo:paragraph-rsid="00afd2e3" fo:background-color="#ffffff" style:language-asian="zh" style:country-asian="CN" style:font-weight-asian="normal" style:font-weight-complex="normal"/>
    </style:style>
    <style:style style:name="P60" style:family="paragraph" style:parent-style-name="Standard" style:list-style-name="L2">
      <style:text-properties fo:language="en" fo:country="US" style:text-underline-style="none" fo:font-weight="normal" officeooo:rsid="00a3d729" officeooo:paragraph-rsid="00a3d729" fo:background-color="#ffffff" style:language-asian="zh" style:country-asian="CN" style:font-weight-asian="normal" style:font-weight-complex="normal"/>
    </style:style>
    <style:style style:name="P61" style:family="paragraph" style:parent-style-name="Standard" style:list-style-name="L7">
      <style:text-properties fo:language="en" fo:country="US" style:text-underline-style="none" fo:font-weight="normal" officeooo:rsid="00a9dccf" officeooo:paragraph-rsid="00a9dccf" fo:background-color="#ffffff" style:language-asian="zh" style:country-asian="CN" style:font-weight-asian="normal" style:font-weight-complex="normal"/>
    </style:style>
    <style:style style:name="P62" style:family="paragraph" style:parent-style-name="Standard" style:list-style-name="L7">
      <style:text-properties fo:language="en" fo:country="US" style:text-underline-style="none" fo:font-weight="normal" officeooo:rsid="00785388" officeooo:paragraph-rsid="00785388" fo:background-color="#ffffff" style:language-asian="zh" style:country-asian="CN" style:font-weight-asian="normal" style:font-weight-complex="normal"/>
    </style:style>
    <style:style style:name="P63" style:family="paragraph" style:parent-style-name="Standard" style:list-style-name="L7">
      <style:text-properties fo:language="en" fo:country="US" style:text-underline-style="none" fo:font-weight="normal" officeooo:rsid="006db1af" officeooo:paragraph-rsid="0075be7f" fo:background-color="#ffffff" style:language-asian="zh" style:country-asian="CN" style:font-weight-asian="normal" style:font-weight-complex="normal"/>
    </style:style>
    <style:style style:name="P64" style:family="paragraph" style:parent-style-name="Standard" style:list-style-name="L7">
      <style:text-properties fo:language="en" fo:country="US" style:text-underline-style="none" fo:font-weight="normal" officeooo:rsid="00669c38" officeooo:paragraph-rsid="006f398f" fo:background-color="#ffffff" style:language-asian="zh" style:country-asian="CN" style:font-weight-asian="normal" style:font-weight-complex="normal"/>
    </style:style>
    <style:style style:name="P65" style:family="paragraph" style:parent-style-name="Standard" style:list-style-name="L7">
      <style:text-properties fo:language="en" fo:country="US" style:text-underline-style="none" fo:font-weight="normal" officeooo:rsid="00669c38" officeooo:paragraph-rsid="00732b7b" fo:background-color="#ffffff" style:language-asian="zh" style:country-asian="CN" style:font-weight-asian="normal" style:font-weight-complex="normal"/>
    </style:style>
    <style:style style:name="P66" style:family="paragraph" style:parent-style-name="Standard" style:list-style-name="L4">
      <style:text-properties officeooo:paragraph-rsid="005d6b7c"/>
    </style:style>
    <style:style style:name="P67" style:family="paragraph" style:parent-style-name="Standard" style:list-style-name="L5">
      <style:text-properties officeooo:paragraph-rsid="00854b9d"/>
    </style:style>
    <style:style style:name="P68" style:family="paragraph" style:parent-style-name="Standard" style:list-style-name="L5">
      <style:text-properties officeooo:paragraph-rsid="00a7b7d7"/>
    </style:style>
    <style:style style:name="P69" style:family="paragraph" style:parent-style-name="Standard" style:list-style-name="L6">
      <style:text-properties style:font-name="Arial" fo:font-size="10pt" fo:language="en" fo:country="US" officeooo:rsid="0064463e" officeooo:paragraph-rsid="008c34e8" fo:background-color="#ffffff" style:font-size-asian="10pt" style:language-asian="zh" style:country-asian="CN" style:font-size-complex="10pt"/>
    </style:style>
    <style:style style:name="P70" style:family="paragraph" style:parent-style-name="Standard" style:list-style-name="L7">
      <style:text-properties officeooo:paragraph-rsid="00732b7b"/>
    </style:style>
    <style:style style:name="P71"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fo:language="en" fo:country="US" style:text-underline-style="none" fo:font-weight="normal" officeooo:rsid="0066fd75" fo:background-color="#ffffff" style:font-name-asian="Monospace" style:font-size-asian="10pt" style:language-asian="zh" style:country-asian="CN" style:font-weight-asian="normal" style:font-name-complex="Monospace" style:font-size-complex="10pt" style:font-weight-complex="normal"/>
    </style:style>
    <style:style style:name="T1" style:family="text">
      <style:text-properties fo:language="en" fo:country="US" officeooo:rsid="0064463e" fo:background-color="#ffffff" style:language-asian="zh" style:country-asian="CN"/>
    </style:style>
    <style:style style:name="T2" style:family="text">
      <style:text-properties fo:language="en" fo:country="US" officeooo:rsid="0065d240" fo:background-color="#ffffff" style:language-asian="zh" style:country-asian="CN"/>
    </style:style>
    <style:style style:name="T3" style:family="text">
      <style:text-properties fo:language="en" fo:country="US" officeooo:rsid="006713cd" fo:background-color="#ffffff" style:language-asian="zh" style:country-asian="CN"/>
    </style:style>
    <style:style style:name="T4" style:family="text">
      <style:text-properties fo:language="en" fo:country="US" officeooo:rsid="006a21a9" fo:background-color="#ffffff" style:language-asian="zh" style:country-asian="CN"/>
    </style:style>
    <style:style style:name="T5" style:family="text">
      <style:text-properties fo:language="en" fo:country="US" officeooo:rsid="00732b7b" fo:background-color="#ffffff" style:language-asian="zh" style:country-asian="CN"/>
    </style:style>
    <style:style style:name="T6" style:family="text">
      <style:text-properties fo:language="en" fo:country="US" officeooo:rsid="008ba0d3" fo:background-color="#ffffff" style:language-asian="zh" style:country-asian="CN"/>
    </style:style>
    <style:style style:name="T7" style:family="text">
      <style:text-properties fo:language="en" fo:country="US" officeooo:rsid="0066fd75" fo:background-color="#ffffff" style:language-asian="zh" style:country-asian="CN"/>
    </style:style>
    <style:style style:name="T8" style:family="text">
      <style:text-properties fo:language="en" fo:country="US" officeooo:rsid="0090c14c" fo:background-color="#ffffff" style:language-asian="zh" style:country-asian="CN"/>
    </style:style>
    <style:style style:name="T9" style:family="text">
      <style:text-properties fo:language="en" fo:country="US" officeooo:rsid="00927d4f" fo:background-color="#ffffff" style:language-asian="zh" style:country-asian="CN"/>
    </style:style>
    <style:style style:name="T10" style:family="text">
      <style:text-properties fo:language="en" fo:country="US" officeooo:rsid="0093d57c" fo:background-color="#ffffff" style:language-asian="zh" style:country-asian="CN"/>
    </style:style>
    <style:style style:name="T11" style:family="text">
      <style:text-properties fo:language="en" fo:country="US" officeooo:rsid="009520a0" fo:background-color="#ffffff" style:language-asian="zh" style:country-asian="CN"/>
    </style:style>
    <style:style style:name="T12" style:family="text">
      <style:text-properties fo:language="en" fo:country="US" officeooo:rsid="0096cf83" fo:background-color="#ffffff" style:language-asian="zh" style:country-asian="CN"/>
    </style:style>
    <style:style style:name="T13" style:family="text">
      <style:text-properties fo:language="en" fo:country="US" officeooo:rsid="009733c8" fo:background-color="#ffffff" style:language-asian="zh" style:country-asian="CN"/>
    </style:style>
    <style:style style:name="T14" style:family="text">
      <style:text-properties fo:language="en" fo:country="US" officeooo:rsid="00992f1e" fo:background-color="#ffffff" style:language-asian="zh" style:country-asian="CN"/>
    </style:style>
    <style:style style:name="T15" style:family="text">
      <style:text-properties fo:language="en" fo:country="US" officeooo:rsid="00998937" fo:background-color="#ffffff" style:language-asian="zh" style:country-asian="CN"/>
    </style:style>
    <style:style style:name="T16" style:family="text">
      <style:text-properties fo:language="en" fo:country="US" officeooo:rsid="0099bc4b" fo:background-color="#ffffff" style:language-asian="zh" style:country-asian="CN"/>
    </style:style>
    <style:style style:name="T17" style:family="text">
      <style:text-properties fo:language="en" fo:country="US" officeooo:rsid="009b87b8" fo:background-color="#ffffff" style:language-asian="zh" style:country-asian="CN"/>
    </style:style>
    <style:style style:name="T18" style:family="text">
      <style:text-properties fo:language="en" fo:country="US" officeooo:rsid="009cf6f3" fo:background-color="#ffffff" style:language-asian="zh" style:country-asian="CN"/>
    </style:style>
    <style:style style:name="T19" style:family="text">
      <style:text-properties fo:language="en" fo:country="US" officeooo:rsid="009dd67c" fo:background-color="#ffffff" style:language-asian="zh" style:country-asian="CN"/>
    </style:style>
    <style:style style:name="T20" style:family="text">
      <style:text-properties fo:language="en" fo:country="US" officeooo:rsid="009eda84" fo:background-color="#ffffff" style:language-asian="zh" style:country-asian="CN"/>
    </style:style>
    <style:style style:name="T21" style:family="text">
      <style:text-properties fo:language="en" fo:country="US" officeooo:rsid="00a7b7d7" fo:background-color="#ffffff" style:language-asian="zh" style:country-asian="CN"/>
    </style:style>
    <style:style style:name="T22" style:family="text">
      <style:text-properties fo:language="en" fo:country="US" officeooo:rsid="00a80175" fo:background-color="#ffffff" style:language-asian="zh" style:country-asian="CN"/>
    </style:style>
    <style:style style:name="T23" style:family="text">
      <style:text-properties fo:language="en" fo:country="US" officeooo:rsid="00a9184b" fo:background-color="#ffffff" style:language-asian="zh" style:country-asian="CN"/>
    </style:style>
    <style:style style:name="T24" style:family="text">
      <style:text-properties fo:language="en" fo:country="US" style:text-underline-style="none" fo:font-weight="normal" officeooo:rsid="0066fd75" fo:background-color="#ffffff" style:language-asian="zh" style:country-asian="CN" style:font-weight-asian="normal" style:font-weight-complex="normal"/>
    </style:style>
    <style:style style:name="T25" style:family="text">
      <style:text-properties fo:language="en" fo:country="US" style:text-underline-style="none" fo:font-weight="normal" officeooo:rsid="00a346f0" fo:background-color="#ffffff" style:language-asian="zh" style:country-asian="CN" style:font-weight-asian="normal" style:font-weight-complex="normal"/>
    </style:style>
    <style:style style:name="T26" style:family="text">
      <style:text-properties fo:language="en" fo:country="US" style:text-underline-style="none" fo:font-weight="normal" officeooo:rsid="00a3d729" fo:background-color="#ffffff" style:language-asian="zh" style:country-asian="CN" style:font-weight-asian="normal" style:font-weight-complex="normal"/>
    </style:style>
    <style:style style:name="T27" style:family="text">
      <style:text-properties fo:language="en" fo:country="US" style:text-underline-style="none" fo:font-weight="normal" officeooo:rsid="00a53087" fo:background-color="#ffffff" style:language-asian="zh" style:country-asian="CN" style:font-weight-asian="normal" style:font-weight-complex="normal"/>
    </style:style>
    <style:style style:name="T28" style:family="text">
      <style:text-properties fo:language="en" fo:country="US" style:text-underline-style="none" fo:font-weight="normal" officeooo:rsid="00a6d6e3" fo:background-color="#ffffff" style:language-asian="zh" style:country-asian="CN" style:font-weight-asian="normal" style:font-weight-complex="normal"/>
    </style:style>
    <style:style style:name="T29" style:family="text">
      <style:text-properties officeooo:rsid="0065d240" fo:background-color="#ffffff"/>
    </style:style>
    <style:style style:name="T30" style:family="text">
      <style:text-properties officeooo:rsid="00669c38" fo:background-color="#ffffff"/>
    </style:style>
    <style:style style:name="T31" style:family="text">
      <style:text-properties officeooo:rsid="0066fd75" fo:background-color="#ffffff"/>
    </style:style>
    <style:style style:name="T32" style:family="text">
      <style:text-properties officeooo:rsid="006dffb7" fo:background-color="#ffffff"/>
    </style:style>
    <style:style style:name="T33" style:family="text">
      <style:text-properties officeooo:rsid="006f398f" fo:background-color="#ffffff"/>
    </style:style>
    <style:style style:name="T34" style:family="text">
      <style:text-properties officeooo:rsid="00705589" fo:background-color="#ffffff"/>
    </style:style>
    <style:style style:name="T35" style:family="text">
      <style:text-properties officeooo:rsid="0074e954" fo:background-color="#ffffff"/>
    </style:style>
    <style:style style:name="T36" style:family="text">
      <style:text-properties officeooo:rsid="009fd3c9" fo:background-color="#ffffff"/>
    </style:style>
    <style:style style:name="T37" style:family="text">
      <style:text-properties officeooo:rsid="0003b749"/>
    </style:style>
    <style:style style:name="T38" style:family="text">
      <style:text-properties officeooo:rsid="005aed3e"/>
    </style:style>
    <style:style style:name="T39" style:family="text">
      <style:text-properties officeooo:rsid="005be5c4"/>
    </style:style>
    <style:style style:name="T40" style:family="text">
      <style:text-properties officeooo:rsid="005d6b7c"/>
    </style:style>
    <style:style style:name="T41" style:family="text">
      <style:text-properties fo:font-size="12pt" fo:language="en" fo:country="US" style:text-underline-style="none" fo:font-weight="normal" officeooo:rsid="00609591" style:font-size-asian="12pt" style:language-asian="zh" style:country-asian="CN" style:font-weight-asian="normal" style:font-size-complex="12pt" style:font-weight-complex="normal"/>
    </style:style>
    <style:style style:name="T42" style:family="text">
      <style:text-properties officeooo:rsid="005eba01"/>
    </style:style>
    <style:style style:name="T43" style:family="text">
      <style:text-properties officeooo:rsid="00609591"/>
    </style:style>
    <style:style style:name="T44" style:family="text">
      <style:text-properties officeooo:rsid="006f398f"/>
    </style:style>
    <style:style style:name="T45" style:family="text">
      <style:text-properties officeooo:rsid="00705589"/>
    </style:style>
    <style:style style:name="T46" style:family="text">
      <style:text-properties officeooo:rsid="0072f0c4"/>
    </style:style>
    <style:style style:name="T47" style:family="text">
      <style:text-properties officeooo:rsid="00732b7b"/>
    </style:style>
    <style:style style:name="T48" style:family="text">
      <style:text-properties officeooo:rsid="0065d240"/>
    </style:style>
    <style:style style:name="T49" style:family="text">
      <style:text-properties officeooo:rsid="00884fce"/>
    </style:style>
    <style:style style:name="T50" style:family="text">
      <style:text-properties officeooo:rsid="0088f60b"/>
    </style:style>
    <style:style style:name="T51" style:family="text">
      <style:text-properties officeooo:rsid="008aa5bf"/>
    </style:style>
    <style:style style:name="T52" style:family="text">
      <style:text-properties officeooo:rsid="008ba0d3"/>
    </style:style>
    <style:style style:name="T53" style:family="text">
      <style:text-properties fo:color="#131312"/>
    </style:style>
    <style:style style:name="T54" style:family="text">
      <style:text-properties fo:color="#131312" officeooo:rsid="008c34e8" style:font-name-asian="Monospace" style:font-name-complex="Monospace"/>
    </style:style>
    <style:style style:name="T55" style:family="text">
      <style:text-properties fo:color="#8000ff" fo:font-weight="bold" style:font-weight-asian="bold" style:font-weight-complex="bold"/>
    </style:style>
    <style:style style:name="T56" style:family="text">
      <style:text-properties fo:color="#8000ff" fo:font-weight="bold" officeooo:rsid="008c34e8" style:font-name-asian="Monospace" style:font-weight-asian="bold" style:font-name-complex="Monospace" style:font-weight-complex="bold"/>
    </style:style>
    <style:style style:name="T57" style:family="text">
      <style:text-properties fo:color="#000000"/>
    </style:style>
    <style:style style:name="T58" style:family="text">
      <style:text-properties fo:color="#000000" officeooo:rsid="008c34e8" style:font-name-asian="Monospace" style:font-name-complex="Monospace"/>
    </style:style>
    <style:style style:name="T59" style:family="text">
      <style:text-properties officeooo:rsid="009023c5"/>
    </style:style>
    <style:style style:name="T60" style:family="text">
      <style:text-properties officeooo:rsid="00a346f0"/>
    </style:style>
    <style:style style:name="T61" style:family="text">
      <style:text-properties officeooo:rsid="00a75579"/>
    </style:style>
    <style:style style:name="T62" style:family="text">
      <style:text-properties officeooo:rsid="00a7b7d7"/>
    </style:style>
    <style:style style:name="T63" style:family="text">
      <style:text-properties officeooo:rsid="00a9dccf"/>
    </style:style>
    <style:style style:name="T64" style:family="text">
      <style:text-properties officeooo:rsid="00aa9cce"/>
    </style:style>
    <style:style style:name="T65" style:family="text">
      <style:text-properties officeooo:rsid="00ab26f9"/>
    </style:style>
    <style:style style:name="T66" style:family="text">
      <style:text-properties style:text-underline-style="solid" style:text-underline-width="auto" style:text-underline-color="font-color"/>
    </style:style>
    <style:style style:name="T67" style:family="text">
      <style:text-properties fo:color="#3f7f5f"/>
    </style:style>
    <style:style style:name="T68" style:family="text">
      <style:text-properties fo:color="#7f9fbf" fo:font-weight="bold" style:font-weight-asian="bold" style:font-weight-complex="bold"/>
    </style:style>
    <style:style style:name="T69" style:family="text">
      <style:text-properties officeooo:rsid="00afd2e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96602163" text:style-name="L1">
        <text:list-item>
          <text:p text:style-name="P20"><text:span text:style-name="T38">Ich bin <text:s text:c="2"/>today </text:span>everybody, good <text:span text:style-name="T37">morning</text:span>!</text:p>
        </text:list-item>
      </text:list>
      <text:list xml:id="list1661523651" text:style-name="L2">
        <text:list-item>
          <text:p text:style-name="P30">slide</text:p>
        </text:list-item>
      </text:list>
      <text:list xml:id="list456115855" text:style-name="L3">
        <text:list-item>
          <text:list>
            <text:list-item>
              <text:list>
                <text:list-item>
                  <text:p text:style-name="P21">T</text:p>
                </text:list-item>
              </text:list>
            </text:list-item>
          </text:list>
        </text:list-item>
      </text:list>
      <text:p text:style-name="P13"/>
      <text:list xml:id="list1908665229" text:continue-list="list1661523651" text:style-name="L2">
        <text:list-item>
          <text:p text:style-name="P36">slide</text:p>
        </text:list-item>
      </text:list>
      <text:list xml:id="list676405741" text:style-name="L4">
        <text:list-item>
          <text:list>
            <text:list-item>
              <text:list>
                <text:list-item>
                  <text:p text:style-name="P37">I've divided my presentation into <text:span text:style-name="T42">4</text:span> parts</text:p>
                </text:list-item>
                <text:list-item>
                  <text:p text:style-name="P38">secondary structure</text:p>
                </text:list-item>
                <text:list-item>
                  <text:p text:style-name="P37">introduce the concept of <text:span text:style-name="T43">abstract shapes</text:span></text:p>
                </text:list-item>
                <text:list-item>
                  <text:p text:style-name="P39">give some ideas about development of a new structure abstraction based on abstract shapes.</text:p>
                  <text:p text:style-name="P40">- point out some problem we will probably encounter</text:p>
                </text:list-item>
                <text:list-item>
                  <text:p text:style-name="P40">outlook</text:p>
                </text:list-item>
                <text:list-item>
                  <text:p text:style-name="P66">If you have <text:span text:style-name="T41">s</text:span><text:span text:style-name="T41">om</text:span><text:span text:style-name="T41">e</text:span> questions <text:span text:style-name="T41">d</text:span><text:span text:style-name="T41">u</text:span><text:span text:style-name="T41">ri</text:span><text:span text:style-name="T41">n</text:span><text:span text:style-name="T41">g </text:span><text:span text:style-name="T41">m</text:span><text:span text:style-name="T41">y </text:span><text:span text:style-name="T41">pre</text:span><text:span text:style-name="T41">se</text:span><text:span text:style-name="T41">nta</text:span><text:span text:style-name="T41">ti</text:span><text:span text:style-name="T41">o</text:span><text:span text:style-name="T41">n, </text:span><text:span text:style-name="T41">fe</text:span><text:span text:style-name="T41">el </text:span><text:span text:style-name="T41">f</text:span><text:span text:style-name="T41">r</text:span><text:span text:style-name="T41">ee </text:span><text:span text:style-name="T41">t</text:span><text:span text:style-name="T41">o </text:span><text:span text:style-name="T41">ask </text:span><text:span text:style-name="T41">m</text:span><text:span text:style-name="T41">e.</text:span> </text:p>
                </text:list-item>
              </text:list>
            </text:list-item>
          </text:list>
        </text:list-item>
      </text:list>
      <text:p text:style-name="P1"/>
      <text:list xml:id="list310801769" text:continue-list="list1908665229" text:style-name="L2">
        <text:list-item>
          <text:p text:style-name="P30">Slide</text:p>
        </text:list-item>
      </text:list>
      <text:list xml:id="list1364045367" text:style-name="L5">
        <text:list-item>
          <text:list>
            <text:list-item>
              <text:list>
                <text:list-item>
                  <text:p text:style-name="P44">RNA is a linear macro-molecule composed of 4 different monomers, namely A, C, G, U.</text:p>
                </text:list-item>
                <text:list-item>
                  <text:p text:style-name="P44">except for the most common base pairings :A U and GC, but G U pairs also occur frequently.</text:p>
                </text:list-item>
                <text:list-item>
                  <text:p text:style-name="P67"><text:span text:style-name="T1">Depending on the enclosing number of base pairs, RNA has different structural components, as the picture showed us, typically, secondary RNA structure contains single-stranded regions, HL, bulge loop and internal loop, multiloops, stacking regions, </text:span><text:span text:style-name="T6">dangling end.</text:span></text:p>
                </text:list-item>
                <text:list-item>
                  <text:p text:style-name="P68"><text:span text:style-name="T21">Among these RNA secondary structure elements, all double stranded regions </text:span><text:span text:style-name="T22">are also called </text:span><text:span text:style-name="T21">as helic</text:span><text:span text:style-name="T22">al regions</text:span><text:span text:style-name="T21">, for example </text:span><text:span text:style-name="T22">this part and this part. The concept is very important, because we will develop a new methods </text:span><text:span text:style-name="T23">that </text:span><text:span text:style-name="T22">based on the helices </text:span><text:span text:style-name="T23">element</text:span><text:span text:style-name="T22">. For details, I will </text:span><text:span text:style-name="T23">precisely explain it later in this presentation.</text:span><text:span text:style-name="T21"> </text:span></text:p>
                </text:list-item>
              </text:list>
            </text:list-item>
          </text:list>
        </text:list-item>
      </text:list>
      <text:p text:style-name="P10"/>
      <text:p text:style-name="P3"/>
      <text:list xml:id="list349703343" text:continue-list="list310801769" text:style-name="L2">
        <text:list-item>
          <text:p text:style-name="P31">Slide</text:p>
        </text:list-item>
      </text:list>
      <text:list xml:id="list852113838" text:style-name="L6">
        <text:list-item>
          <text:list>
            <text:list-item>
              <text:list>
                <text:list-item>
                  <text:p text:style-name="P45"><text:span text:style-name="T49">In this slide, I will introduce </text:span><text:span text:style-name="T51">one</text:span><text:span text:style-name="T49"> </text:span><text:span text:style-name="T51">classic</text:span><text:span text:style-name="T49"> algorithms for RNA secondary structure prediction. </text:span><text:span text:style-name="T51">Namely </text:span><text:span text:style-name="T52">RNA folding by </text:span><text:span text:style-name="T51">free energy minimization</text:span></text:p>
                </text:list-item>
                <text:list-item>
                  <text:p text:style-name="P46"><text:span text:style-name="T50">The algorithm was </text:span><text:span text:style-name="T51">first described by Zuker and Stiegler in 1981.</text:span></text:p>
                </text:list-item>
                <text:list-item>
                  <text:p text:style-name="P48">In this algorithm, we have to assume several conditions, namely</text:p>
                  <text:p text:style-name="P69"><text:span text:style-name="T56">\item</text:span><text:span text:style-name="T54"> </text:span><text:span text:style-name="T58">RNA</text:span><text:span text:style-name="T54"> </text:span><text:span text:style-name="T58">folds</text:span><text:span text:style-name="T54"> </text:span><text:span text:style-name="T58">into</text:span><text:span text:style-name="T54"> </text:span><text:span text:style-name="T58">one</text:span><text:span text:style-name="T54"> </text:span><text:span text:style-name="T58">minimum</text:span><text:span text:style-name="T54"> </text:span><text:span text:style-name="T58">free-energy</text:span><text:span text:style-name="T54"> </text:span><text:span text:style-name="T58">structure.</text:span></text:p>
                </text:list-item>
              </text:list>
            </text:list-item>
          </text:list>
        </text:list-item>
      </text:list>
      <text:p text:style-name="P16"><text:span text:style-name="T53"><text:s text:c="4"/></text:span><text:span text:style-name="T55">\item</text:span><text:span text:style-name="T53"> </text:span><text:span text:style-name="T57">There</text:span><text:span text:style-name="T53"> </text:span><text:span text:style-name="T57">are</text:span><text:span text:style-name="T53"> </text:span><text:span text:style-name="T57">no</text:span><text:span text:style-name="T53"> </text:span><text:span text:style-name="T57">knots</text:span><text:span text:style-name="T53"> </text:span><text:span text:style-name="T57">(base</text:span><text:span text:style-name="T53"> </text:span><text:span text:style-name="T57">pairs</text:span><text:span text:style-name="T53"> </text:span><text:span text:style-name="T57">never</text:span><text:span text:style-name="T53"> </text:span><text:span text:style-name="T57">cross).</text:span></text:p>
      <text:p text:style-name="P16"><text:span text:style-name="T53"><text:s text:c="4"/></text:span><text:span text:style-name="T55">\item</text:span><text:span text:style-name="T53"> </text:span><text:span text:style-name="T57">The</text:span><text:span text:style-name="T53"> </text:span><text:span text:style-name="T57">energy</text:span><text:span text:style-name="T53"> </text:span><text:span text:style-name="T57">of</text:span><text:span text:style-name="T53"> </text:span><text:span text:style-name="T57">a</text:span><text:span text:style-name="T53"> </text:span><text:span text:style-name="T57">particular</text:span><text:span text:style-name="T53"> </text:span><text:span text:style-name="T57">base</text:span><text:span text:style-name="T53"> </text:span><text:span text:style-name="T57">pair</text:span><text:span text:style-name="T53"> </text:span><text:span text:style-name="T57">in</text:span><text:span text:style-name="T53"> </text:span><text:span text:style-name="T57">a</text:span><text:span text:style-name="T53"> </text:span><text:span text:style-name="T57">double</text:span><text:span text:style-name="T53"> </text:span><text:span text:style-name="T57">stranded</text:span><text:span text:style-name="T53"> </text:span><text:span text:style-name="T57">regions</text:span><text:span text:style-name="T53"> </text:span><text:span text:style-name="T57">is</text:span></text:p>
      <text:p text:style-name="P15"><text:s text:c="4"/>sequence independent, that is, Neighbors do not influence the energy.</text:p>
      <text:list xml:id="list2144170222" text:continue-numbering="true" text:style-name="L6">
        <text:list-item>
          <text:list>
            <text:list-item>
              <text:list>
                <text:list-item>
                  <text:p text:style-name="P47">Several base pairs form a helical region similar to double stranded DNA. Such stacking of base pairs has a stabilizing effect on the molecule's structure.</text:p>
                </text:list-item>
                <text:list-item>
                  <text:p text:style-name="P49">However, helix formation always leads to an otherwise free moving, unpaired loop region which destabilizes the molecules' structure</text:p>
                </text:list-item>
                <text:list-item>
                  <text:p text:style-name="P46"><text:span text:style-name="T50">The runtime of <text:s/></text:span><text:span text:style-name="T59">the </text:span><text:span text:style-name="T50">algorithms is </text:span><text:span text:style-name="T52">O(n3)</text:span></text:p>
                </text:list-item>
              </text:list>
            </text:list-item>
          </text:list>
        </text:list-item>
      </text:list>
      <text:p text:style-name="P2"/>
      <text:p text:style-name="P5"/>
      <text:list xml:id="list1643147126" text:continue-list="list349703343" text:style-name="L2">
        <text:list-item>
          <text:p text:style-name="P33">Slide</text:p>
          <text:list>
            <text:list-item>
              <text:list>
                <text:list-item>
                  <text:p text:style-name="P24"><text:span text:style-name="T1">T</text:span><text:span text:style-name="T8">o better understand it, I prepared a small example,</text:span></text:p>
                </text:list-item>
                <text:list-item>
                  <text:p text:style-name="P24"><text:span text:style-name="T8">This is an example for calculation of an secondary structure energy, we noticed, </text:span><text:span text:style-name="T9">the hairpin energy is positive, because it destabilized the structure, in contrast, the bulge and internal loop have the minus value, because they stabilize the structure.</text:span></text:p>
                </text:list-item>
              </text:list>
            </text:list-item>
          </text:list>
        </text:list-item>
      </text:list>
      <text:p text:style-name="P7"/>
      <text:list xml:id="list507867939" text:continue-numbering="true" text:style-name="L2">
        <text:list-item>
          <text:p text:style-name="P33"><text:soft-page-break/>Slide</text:p>
          <text:list>
            <text:list-item>
              <text:list>
                <text:list-item>
                  <text:p text:style-name="P25"><text:span text:style-name="T10">Up to now, all are perfect. </text:span><text:span text:style-name="T13">a</text:span><text:span text:style-name="T10"> problem </text:span><text:span text:style-name="T13">is</text:span><text:span text:style-name="T10"> still there, t</text:span><text:span text:style-name="T13">hat is,</text:span><text:span text:style-name="T1"> </text:span><text:span text:style-name="T2">in the minim</text:span><text:span text:style-name="T4">um</text:span><text:span text:style-name="T2"> free energy model the true structure is not always the one with the lowest predicted free energy, </text:span><text:span text:style-name="T11">the classical example is for some tRNAs the computed mfe-structure is not the expected “cloverleaf” but a single long hairpin.</text:span><text:span text:style-name="T2"> but the </text:span><text:span text:style-name="T3">energy of the native </text:span><text:span text:style-name="T3">structure should not be too far away from the predicted minimum free energy</text:span><text:span text:style-name="T2">, so if we define a range and compute all suboptimal structures within the range, it is possible to find the </text:span><text:span text:style-name="T3">native</text:span><text:span text:style-name="T2"> structure,</text:span></text:p>
                </text:list-item>
                <text:list-item>
                  <text:p text:style-name="P26"><text:span text:style-name="T10">Th</text:span><text:span text:style-name="T15">e idea</text:span><text:span text:style-name="T10"> </text:span><text:span text:style-name="T15">is</text:span><text:span text:style-name="T11"> </text:span><text:span text:style-name="T15">implemented in the tool RNAsubopt from the Vienna RNA package. It is designed to computer all </text:span><text:span text:style-name="T12">secondary structures whose free energy is close to the global minimum free energy </text:span><text:span text:style-name="T15">within a given energy range.</text:span><text:span text:style-name="T10"> </text:span><text:span text:style-name="T16">The method is guaranteed to not to miss any structure that is feasible with respect to the nearest neighbour energy model.</text:span></text:p>
                </text:list-item>
                <text:list-item>
                  <text:p text:style-name="P27"><text:span text:style-name="T17">The advantage of the app</text:span><text:span text:style-name="T19">roa</text:span><text:span text:style-name="T17">ch is that it gives access to the complete folding s</text:span><text:span text:style-name="T19">pa</text:span><text:span text:style-name="T17">ce of an RNA seq</text:span><text:span text:style-name="T19">uence</text:span><text:span text:style-name="T17">. </text:span><text:span text:style-name="T14">but</text:span><text:span text:style-name="T12"> </text:span><text:span text:style-name="T17">at the time </text:span><text:span text:style-name="T12">we</text:span><text:span text:style-name="T14">'ve got</text:span><text:span text:style-name="T12"> another problem, because </text:span><text:span text:style-name="T2">the number of suboptimal structures grows expo</text:span><text:span text:style-name="T19">n</text:span><text:span text:style-name="T2">entially with </text:span><text:span text:style-name="T19">the size of the energy range</text:span><text:span text:style-name="T2">. </text:span><text:span text:style-name="T7">It is </text:span><text:span text:style-name="T18">not easy to find</text:span><text:span text:style-name="T7"> the </text:span><text:span text:style-name="T20">native</text:span><text:span text:style-name="T7"> structure among the huge number suboptimal structure.</text:span></text:p>
                </text:list-item>
              </text:list>
            </text:list-item>
          </text:list>
        </text:list-item>
      </text:list>
      <text:p text:style-name="P8"/>
      <text:p text:style-name="P4"/>
      <text:list xml:id="list408807642" text:continue-numbering="true" text:style-name="L2">
        <text:list-item>
          <text:p text:style-name="P32">Slide</text:p>
        </text:list-item>
      </text:list>
      <text:list xml:id="list1778846233" text:style-name="L7">
        <text:list-item>
          <text:list>
            <text:list-item>
              <text:list>
                <text:list-item>
                  <text:p text:style-name="P41"><text:span text:style-name="T29">One of the solution is we can furthe</text:span><text:span text:style-name="T31">r</text:span><text:span text:style-name="T29"> </text:span><text:span text:style-name="T31">classify</text:span><text:span text:style-name="T29"> </text:span><text:span text:style-name="T36">secondary </text:span><text:span text:style-name="T29">structures within the lower energy range </text:span><text:span text:style-name="T36">with different definition. If we take only few representative for every class</text:span><text:span text:style-name="T29"> </text:span><text:span text:style-name="T36">so that we can reduce the number of similar structures and the output records will be greatly reduced. </text:span></text:p>
                </text:list-item>
                <text:list-item>
                  <text:p text:style-name="P50">The abstract shapes is one <text:span text:style-name="T47">approach</text:span> in this direction.</text:p>
                </text:list-item>
                <text:list-item>
                  <text:p text:style-name="P51">Abstract shapes is developed by Giegerich and our Bjoern.</text:p>
                </text:list-item>
                <text:list-item>
                  <text:p text:style-name="P70"><text:span text:style-name="T2">Central to this approach is we do not care about all details of the structures </text:span><text:span text:style-name="T5">and </text:span><text:span text:style-name="T2"><text:s/>abstract from lengths of structural elements or from some elements in total, for example bulge and internal loops. </text:span></text:p>
                </text:list-item>
                <text:list-item>
                  <text:p text:style-name="P42"><text:span text:style-name="T35">T</text:span><text:span text:style-name="T35">hat me</text:span><text:span text:style-name="T35">ans</text:span><text:span text:style-name="T29">, we classify the structures according to the intuitive shape, </text:span><text:span text:style-name="T32">because the user is usually only interested in structures that show fundamental differences. Small changes, such as additional base pairs or changing bulge loops are of minor </text:span><text:span text:style-name="T32">significance. </text:span><text:span text:style-name="T29">[???], the diagram showing us how </text:span><text:span text:style-name="T30">the class in abstract shape model </text:span><text:span text:style-name="T33">in type 5</text:span><text:span text:style-name="T30"> classified. </text:span></text:p>
                </text:list-item>
                <text:list-item>
                  <text:p text:style-name="P52">Each shape class has a representative structure called shrep. It is the minimum folding energy within <text:span text:style-name="T45">the</text:span> class.</text:p>
                </text:list-item>
                <text:list-item>
                  <text:p text:style-name="P43"><text:span text:style-name="T31">With the algorithm we can find </text:span><text:span text:style-name="T34">native</text:span><text:span text:style-name="T31"> structure easily.</text:span></text:p>
                </text:list-item>
              </text:list>
            </text:list-item>
          </text:list>
        </text:list-item>
      </text:list>
      <text:p text:style-name="P6"/>
      <text:list xml:id="list679106560" text:continue-list="list408807642" text:style-name="L2">
        <text:list-item>
          <text:p text:style-name="P34">S<text:span text:style-name="T61">lide</text:span></text:p>
          <text:list>
            <text:list-item>
              <text:list>
                <text:list-item>
                  <text:p text:style-name="P56">drawback of abstract shape <text:span text:style-name="T46">analysis is the position independence of the abstraction. </text:span></text:p>
                </text:list-item>
                <text:list-item>
                  <text:p text:style-name="P60">What is consequence? </text:p>
                </text:list-item>
                <text:list-item>
                  <text:p text:style-name="P28"><text:span text:style-name="T26">Firstly, </text:span><text:span text:style-name="T27">the shape class holds structures which are not as similar as the abstraction suggests. </text:span><text:span text:style-name="T24">For example </text:span><text:span text:style-name="T26">as the figure showed,</text:span><text:span text:style-name="T24"> the RNA in the figure yields the same abstract shape '[]' (</text:span><text:a xlink:type="simple" xlink:href="http://www.dict.cc/englisch-deutsch/square+brackets.html"><text:span text:style-name="T60">square brackets</text:span></text:a><text:span text:style-name="T25">) but actually helix in both sequence lies in different region</text:span><text:span text:style-name="T26">s</text:span><text:span text:style-name="T25">.</text:span></text:p>
                </text:list-item>
                <text:list-item>
                  <text:p text:style-name="P28"><text:span text:style-name="T26">The second drawback, with the abstract shape, it is impossible to set up relationships between different shapes of the same RNA, because the mapping might be ambiguous. For example in the figure 4, abstract shape above is one square brackets, abstract shape below is 2 square brackets, Although </text:span><text:span text:style-name="T27">the first half part of the second abstract shape looks like the same as the first one, but we can't set up correct relations based on the information</text:span><text:span text:style-name="T25">, </text:span><text:span text:style-name="T27">because the both secondary structures composed of totally different helices.</text:span></text:p>
                </text:list-item>
                <text:list-item>
                  <text:p text:style-name="P29"><text:soft-page-break/><text:span text:style-name="T25">The </text:span><text:span text:style-name="T28">2 drawbacks make the current implementation of shape abstraction unsuitable for the analysis of folding landscapes in a detailed fashion.</text:span></text:p>
                </text:list-item>
              </text:list>
            </text:list-item>
          </text:list>
        </text:list-item>
      </text:list>
      <text:p text:style-name="P6"/>
      <text:p text:style-name="P6"/>
      <text:list xml:id="list1402869105" text:continue-numbering="true" text:style-name="L2">
        <text:list-item>
          <text:p text:style-name="P35">Slide</text:p>
        </text:list-item>
      </text:list>
      <text:list xml:id="list1375438677" text:continue-list="list1778846233" text:style-name="L7">
        <text:list-item>
          <text:list>
            <text:list-item>
              <text:list>
                <text:list-item>
                  <text:p text:style-name="P57"><text:span text:style-name="T62">For the reason we will develop a new structure abstraction that includes the information of positions of helices. </text:span><text:span text:style-name="T63">To develop it, 2 things have to been considered, </text:span></text:p>
                </text:list-item>
                <text:list-item>
                  <text:p text:style-name="P61">the first is which element we should record for the representation,</text:p>
                </text:list-item>
                <text:list-item>
                  <text:p text:style-name="P61">the second point is which position we should record for the algorithm.</text:p>
                </text:list-item>
                <text:list-item>
                  <text:p text:style-name="P58"><text:span text:style-name="T63">For the first point, we have candidate helic</text:span><text:span text:style-name="T64">al region of hairpin loop</text:span><text:span text:style-name="T63">, </text:span><text:span text:style-name="T64">or helical region of bulge or internal loops and the helical region of multiloop.</text:span></text:p>
                </text:list-item>
                <text:list-item>
                  <text:p text:style-name="P58"><text:span text:style-name="T64">As the abstract shape, we can </text:span><text:span text:style-name="T65">define different abstract</text:span></text:p>
                </text:list-item>
                <text:list-item>
                  <text:p text:style-name="P62">the figure 3 shows us an example, in the example, </text:p>
                </text:list-item>
                <text:list-item>
                  <text:p text:style-name="P62"/>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text:p>
      <text:p text:style-name="P17">2. slide</text:p>
      <text:p text:style-name="P17">I've divided my presentation into 4 parts</text:p>
      <text:p text:style-name="P17">- in the first part, I will give an overview of secondary structure component and classical algorithms</text:p>
      <text:p text:style-name="P17">- introduce the concept of abstract shapes</text:p>
      <text:p text:style-name="P17">- give some ideas about development of a new structure abstraction based on abstract shapes.</text:p>
      <text:p text:style-name="P17">In this part, I will point out some problem we might probably encounter</text:p>
      <text:p text:style-name="P17">- in the last part, I will give an outlook of the project</text:p>
      <text:p text:style-name="P17">If you have some questions during my presentation, feel free to interrupt me.</text:p>
      <text:p text:style-name="P19"/>
      <text:p text:style-name="P17">3. Slide</text:p>
      <text:p text:style-name="P17">- In this slide, I will talk about the structural components of RNA.</text:p>
      <text:p text:style-name="P17">- RNA is a linear macro-molecule composed of 4 different <text:span text:style-name="T66">monomers</text:span>, namely A, C, G, U.</text:p>
      <text:p text:style-name="P17">- except for the most common base pairings :AU and GC, but GU pairs also occur frequently.</text:p>
      <text:p text:style-name="P17">- Depending on the enclosing number of base pairs, RNA has different secondary structural components, as the figure showed,</text:p>
      <text:p text:style-name="P17">The figure is showing an RNA secondary structure graph. Unpaired positions are marked by ticks.</text:p>
      <text:p text:style-name="P17">- Typically, secondary RNA structure contains single-stranded regions, <text:span text:style-name="T66">hairpin</text:span> loop, bulge loop, internal loop, <text:span text:style-name="T66">multiloops</text:span>,</text:p>
      <text:p text:style-name="P17">stacking regions and dangling end. Among these RNA secondary structure elements, all double stranded regions are also called</text:p>
      <text:p text:style-name="P17">as <text:span text:style-name="T66">helical</text:span> regions, for example this part and this part. The concept is very important, because we will develop a new methods</text:p>
      <text:p text:style-name="P17">that based on the <text:span text:style-name="T66">helices</text:span> regions. I will explain it later in this presentation for more details.</text:p>
      <text:p text:style-name="P19"/>
      <text:p text:style-name="P17">4. Slide</text:p>
      <text:p text:style-name="P17">- In this slide, I will introduce the classic algorithms for RNA secondary structure prediction.</text:p>
      <text:p text:style-name="P17">Namely RNA folding by free energy minimization. The algorithm was first described by <text:span text:style-name="T66">Zuker</text:span> and <text:span text:style-name="T66">Stiegler</text:span> in 1981.</text:p>
      <text:p text:style-name="P17">- In this algorithm, we have to assume several conditions, the first condition is RNA folds into only one minimum free-energy structure.</text:p>
      <text:p text:style-name="P17">- the second condition is there are no knots.</text:p>
      <text:p text:style-name="P17">why we can get away [exclude] the knots during the secondary structure calculation, 2 Reasons are for it.</text:p>
      <text:p text:style-name="P17">The first one is it simplifies our problem, the second reason is that secondary structures are used to infer three-dimensional[tertiary] structures,</text:p>
      <text:p text:style-name="P17">and knots can be inferred at that stage as well.</text:p>
      <text:p text:style-name="P17">- the third condition is that the energy of a particular base pair in a double stranded regions is sequence independent</text:p>
      <text:p text:style-name="P19"/>
      <text:p text:style-name="P17">- Several base pairs form a <text:span text:style-name="T66">helical</text:span> region similar to double stranded DNA. Such stacking of base pairs has a stabilizing effect on the molecule's structure.</text:p>
      <text:p text:style-name="P17">However, <text:span text:style-name="T66">helix</text:span> formation always leads to an otherwise free moving, unpaired loop region which destabilizes the molecules' structure</text:p>
      <text:p text:style-name="P17">- The runtime of the algorithms is O(N3) (N is the number of nucleotides in the sequence),</text:p>
      <text:p text:style-name="P19"/>
      <text:p text:style-name="P19"/>
      <text:p text:style-name="P17">5. Slide</text:p>
      <text:p text:style-name="P17">1. To better understand it, I prepared a small example,</text:p>
      <text:p text:style-name="P17">2. This is an example for calculation of an secondary structure energy, we noticed, the <text:span text:style-name="T66">hairpin</text:span> energy is positive, because it destabilized the structure,</text:p>
      <text:p text:style-name="P17">in contrast, the bulge and internal loop have the minus value, because they stabilize the structure.</text:p>
      <text:p text:style-name="P19"><text:span text:style-name="T67">[</text:span><text:span text:style-name="T68">TODO</text:span><text:span text:style-name="T67">: more detailed description]</text:span></text:p>
      <text:p text:style-name="P19"/>
      <text:p text:style-name="P17">6. Slide [curve]</text:p>
      <text:p text:style-name="P17"><text:soft-page-break/>- this slide is showing a simple energy landscape about a secondary structure space, the x-axis means different <text:span text:style-name="T66">conformations</text:span>,</text:p>
      <text:p text:style-name="P17">the y-axis means the corresponding energy, if the RNA don't have <text:span text:style-name="T66">conformational</text:span> switch, normally the energy difference between minimum free</text:p>
      <text:p text:style-name="P17">energy and the first sub-optimal confirmation enough big. or the barriers between them is enough high.</text:p>
      <text:p text:style-name="P19"/>
      <text:p text:style-name="P17">7. Slide</text:p>
      <text:p text:style-name="P17">1. Up to this point, all are perfect. some problem are still there, that is, in the minimum free energy model the true structure</text:p>
      <text:p text:style-name="P17">is not always the one with the lowest predicted free energy [why], the classical example is for some tRNAs the computed <text:span text:style-name="T66">mfe</text:span>-structure</text:p>
      <text:p text:style-name="P17">is not the expected “<text:span text:style-name="T66">cloverleaf</text:span>” but a single long <text:span text:style-name="T66">hairpin</text:span>. but the energy of the native structure should not be too far away</text:p>
      <text:p text:style-name="P17">from the predicted minimum free energy, so if we define a range and compute all <text:span text:style-name="T66">suboptimal</text:span> structures within the range, it is possible</text:p>
      <text:p text:style-name="P17">to find the native structure,</text:p>
      <text:p text:style-name="P19"/>
      <text:p text:style-name="P17">8. Slide</text:p>
      <text:p text:style-name="P17">this is a more extensive energy landscape as what I showed early.</text:p>
      <text:p text:style-name="P17">The <text:span text:style-name="T66">landscpae</text:span> <text:span text:style-name="T66">descriped</text:span> the idea that is implemented in the tool RNAsubopt from the <text:span text:style-name="T66">Vienna</text:span> RNA package. It is designed to computer all secondary structures</text:p>
      <text:p text:style-name="P17">whose free energy is close to the global minimum free energy within a given energy range. The method is guaranteed to not to miss any structure</text:p>
      <text:p text:style-name="P17">whose energy is close to the global minimum free energy.</text:p>
      <text:p text:style-name="P17">3. The advantage of the approach is that it gives access to the complete folding space of an RNA sequence. but at the same time we've got another problem,</text:p>
      <text:p text:style-name="P17">because the number of <text:span text:style-name="T66">suboptimal</text:span> structures grows exponentially with the size of the energy range. It is not easy to find the native structure</text:p>
      <text:p text:style-name="P17">among the huge number <text:span text:style-name="T66">suboptimal</text:span> structure.</text:p>
      <text:p text:style-name="P17">The second point is if no <text:span text:style-name="T66">additonal</text:span> clues are given, we don't know which <text:span text:style-name="T66">suboptimal</text:span> structure are better than the other one.</text:p>
      <text:p text:style-name="P19"/>
      <text:p text:style-name="P19"/>
      <text:p text:style-name="P17">9. Slide</text:p>
      <text:p text:style-name="P17">One of the solution is we can further classify secondary structures within the lower energy range with different definition. If we take only few representative for every class so that we can reduce the number of similar structures and the output records will be largely reduced.</text:p>
      <text:p text:style-name="P17">The abstract shapes is one approach in this direction.</text:p>
      <text:p text:style-name="P17">Abstract shapes is developed by <text:span text:style-name="T66">Giegerich</text:span> and our <text:span text:style-name="T66">Bjoern</text:span>.</text:p>
      <text:p text:style-name="P17">//It is inspired by the dot-bracket representation know from the <text:span text:style-name="T66">Vienna</text:span> RNA package</text:p>
      <text:p text:style-name="P17">Central to this approach is we do not care about all details of the structures and <text:s/>abstract from lengths of structural elements or from some elements in total, for example bulge and internal loops.</text:p>
      <text:p text:style-name="P17">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p>
      <text:p text:style-name="P17">Each shape class has a representative structure called <text:span text:style-name="T66">shrep</text:span>. It is the minimum folding energy within the class.</text:p>
      <text:p text:style-name="P19"/>
      <text:p text:style-name="P19"/>
      <text:p text:style-name="P19"/>
      <text:p text:style-name="P17">10. Slide</text:p>
      <text:p text:style-name="P17">this slide shows an example about abstract shape.</text:p>
      <text:p text:style-name="P17">the left side is the classical dot-bracket representation, in the representation, two matching parentheses represent</text:p>
      <text:p text:style-name="P17">a base pairs between the corresponding positions. and a dot stands for an unpaired base. On the right side, is the abstract</text:p>
      <text:p text:style-name="P17">shape 5. Abstract shape 5 most abstract type. It abstracts from internal loop, bulge loop and stack lengths.</text:p>
      <text:p text:style-name="P17"><text:soft-page-break/>Only the <text:span text:style-name="T66">helix</text:span> nesting pattern of <text:span text:style-name="T66">hairpin</text:span> loop and <text:span text:style-name="T66">multiloop</text:span> are remaining, the <text:span text:style-name="T66">helical</text:span> regions of the 2 loops are represented as</text:p>
      <text:p text:style-name="P17">a pair of opening and closing square brackets.</text:p>
      <text:p text:style-name="P17">- In the example, we find 3 abstract shapes in this energy range from -6.3 to -1.3 <text:span text:style-name="T66">kcal</text:span>/<text:span text:style-name="T66">mol</text:span>.</text:p>
      <text:p text:style-name="P17"><text:s text:c="2"/>in the first records, on the left side is the shape representative for the shape class on the right side, the energy of the <text:span text:style-name="T66">shrep</text:span> is -6.3,</text:p>
      <text:p text:style-name="P17"><text:s text:c="2"/>and it consists of 2 <text:span text:style-name="T66">hairpin</text:span> loops, one <text:span text:style-name="T66">multiloop</text:span> and bulge loop, but only the <text:span text:style-name="T66">hairpin</text:span> loops and <text:span text:style-name="T66">multiloop</text:span> are represented by the abstract shape.</text:p>
      <text:p text:style-name="P17"><text:s text:c="2"/>in contrast, In the 2nd record, all 2 <text:span text:style-name="T66">hairpin</text:span> loop are represented by the shape</text:p>
      <text:p text:style-name="P17"><text:s text:c="2"/>in the last record, the <text:span text:style-name="T66">hairpin</text:span> is described, <text:span text:style-name="T66">butthe</text:span> internal loop is abstracted.</text:p>
      <text:p text:style-name="P19"/>
      <text:p text:style-name="P17">11. Slide</text:p>
      <text:p text:style-name="P17">1. drawback of abstract shape analysis is the position independence of the abstraction.</text:p>
      <text:p text:style-name="P17">2. What is consequence?</text:p>
      <text:p text:style-name="P17">3. Firstly, the shape class holds structures which are not as similar as the abstraction suggests.</text:p>
      <text:p text:style-name="P17">For example as the figure showed, the RNA in the figure yields the same abstract shape '[]' (square brackets) but actually <text:span text:style-name="T66">helices</text:span> in both sequence lies in different regions.</text:p>
      <text:p text:style-name="P17">4. The second drawback, with the abstract shape, it is impossible to set up relationships between different shapes of the same RNA, because the mapping might be ambiguous.</text:p>
      <text:p text:style-name="P17">For example in the figure, abstract shape above is one square brackets, abstract shape below is 2 square brackets, Although the second abstract shape looks like doubled as the first one,</text:p>
      <text:p text:style-name="P17">but we can't set up correct relations based on the shape information, because the both secondary structures composed of totally different <text:span text:style-name="T66">helices</text:span>.</text:p>
      <text:p text:style-name="P17">5. The 2 drawbacks make the current implementation of shape abstraction unsuitable for the analysis of folding landscapes in a detailed fashion.</text:p>
      <text:p text:style-name="P19"/>
      <text:p text:style-name="P19"/>
      <text:p text:style-name="P17">12. Slide</text:p>
      <text:p text:style-name="P17">For the reason we will develop a new structure abstraction that includes the information of positions of <text:span text:style-name="T66">helices</text:span>. To develop it, 2 things have to been considered,</text:p>
      <text:p text:style-name="P17">the first is which element we should record for the representation,</text:p>
      <text:p text:style-name="P17">the second point is which position we should record for the algorithm.</text:p>
      <text:p text:style-name="P17">For the first point, we have candidate <text:span text:style-name="T66">helical</text:span> region of <text:span text:style-name="T66">hairpin</text:span> loop, or <text:span text:style-name="T66">helical</text:span> region of bulge or internal loops and the <text:span text:style-name="T66">helical</text:span> region of <text:span text:style-name="T66">multiloop</text:span>.</text:p>
      <text:p text:style-name="P17">As the abstract shape, we can define different abstract</text:p>
      <text:p text:style-name="P17">the figure 3 shows us an example, in the exampl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text:soft-page-break/>up to this point,</text:p>
      <text:p text:style-name="P19"/>
      <text:p text:style-name="P17">question:</text:p>
      <text:p text:style-name="P17">1. How was implemented the idea in detail?</text:p>
      <text:p text:style-name="P17">dynamic programming is a method for solving complex problems by breaking them down into simpler subproblems.</text:p>
      <text:p text:style-name="P17">The key idea behind dynamic programming is quite simple. In general, to solve a given problem, we need to</text:p>
      <text:p text:style-name="P17">solve different parts of the problem (subproblems), then combine the solutions of the subproblems to reach an overall solution.</text:p>
      <text:p text:style-name="P17">Often, many of these subproblems are really the same. The dynamic programming approach seeks to solve each subproblem only once,</text:p>
      <text:p text:style-name="P17">thus reducing the number of computations. This is especially useful when the number of repeating subproblems is exponentially large.</text:p>
      <text:p text:style-name="P17">(Page 40 from <text:span text:style-name="T66">Diss</text:span>)</text:p>
      <text:p text:style-name="P19"/>
      <text:p text:style-name="P17">2. Why is <text:span text:style-name="T66">mfe</text:span> structures not the native one?</text:p>
      <text:p text:style-name="P17">This can be explained by the existence of modified bases in native tRNAs, which leads to the formation of a structure that is not</text:p>
      <text:p text:style-name="P17">the optimal under the energy model use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1. Slide</text:p>
      <text:p text:style-name="P17">Today I will talk about my project.</text:p>
      <text:p text:style-name="P17">The topic of my project is <text:span text:style-name="T66">helices</text:span> index of RNAs</text:p>
      <text:p text:style-name="P17">If you have some questions during my presentation, feel free to interrupt me.</text:p>
      <text:p text:style-name="P19"/>
      <text:p text:style-name="P17">2. slide</text:p>
      <text:p text:style-name="P17">I've divided my presentation into 4 parts</text:p>
      <text:p text:style-name="P17">- in the first part, I will give an overview of secondary structure domains and classical algorithms</text:p>
      <text:p text:style-name="P17">- because the concept of <text:span text:style-name="T66">helices</text:span> indices of RNAs is based on the concept of abstract shapes, so I will introduce the concept of abstract shapes in the 2nd part.</text:p>
      <text:p text:style-name="P17">- give some ideas about development of a new structure abstraction.</text:p>
      <text:p text:style-name="P17">In this part, I will also point out one serious problem we might [probably] encounter</text:p>
      <text:p text:style-name="P17">- in the last part, I will give an outlook of the project</text:p>
      <text:p text:style-name="P17">If you have some questions during my presentation, feel free to interrupt me.</text:p>
      <text:p text:style-name="P19"/>
      <text:p text:style-name="P17">3. Slide</text:p>
      <text:p text:style-name="P17">- In this slide, I will talk about the structural components of RNA.</text:p>
      <text:p text:style-name="P17">- RNA is a linear macro-molecule composed of 4 different <text:span text:style-name="T66">monomers</text:span>, namely A, C, G, U.</text:p>
      <text:p text:style-name="P17">- except for the most common base pairings :AU and GC, but GU pairs also occur frequently.</text:p>
      <text:p text:style-name="P17">- Depending on the enclosing number of base pairs, RNA has different secondary structural components, as the figure showed,</text:p>
      <text:p text:style-name="P17">The figure is showing an RNA secondary structure graph. Unpaired positions are marked by ticks.</text:p>
      <text:p text:style-name="P17">- Typically, secondary RNA structure contains single-stranded regions, <text:span text:style-name="T66">hairpin</text:span> loop, bulge loop, internal loop, <text:span text:style-name="T66">multiloops</text:span>,</text:p>
      <text:p text:style-name="P17">stacking regions and dangling end. Among these RNA secondary structure elements, all double stranded regions are also called</text:p>
      <text:p text:style-name="P17">as <text:span text:style-name="T66">helical</text:span> regions, for example this part and this part. The concept is very important, because we will develop a new methods</text:p>
      <text:p text:style-name="P17">that based on the <text:span text:style-name="T66">helices</text:span> regions. I will explain it later in this presentation for more details.</text:p>
      <text:p text:style-name="P19"/>
      <text:p text:style-name="P17">4. Slide</text:p>
      <text:p text:style-name="P17">- In this slide, I will introduce the classic algorithms for RNA secondary structure prediction.</text:p>
      <text:p text:style-name="P17">Namely RNA folding by free energy minimization. The algorithm was first described by <text:span text:style-name="T66">Zuker</text:span> and <text:span text:style-name="T66">Stiegler</text:span> in 1981.</text:p>
      <text:p text:style-name="P17">- In this algorithm, we have to assume several conditions, the first condition is RNA folds into only one minimum free-energy structure.</text:p>
      <text:p text:style-name="P17">- the second condition is there are no knots.</text:p>
      <text:p text:style-name="P17">why we can get away [exclude] the knots during the secondary structure calculation, 2 Reasons are for it.</text:p>
      <text:p text:style-name="P17">The first one is it simplifies our problem, the second reason is that secondary structures are used to infer three-dimensional[tertiary] structures,</text:p>
      <text:p text:style-name="P17">and knots can be inferred at that stage as well.</text:p>
      <text:p text:style-name="P19"/>
      <text:p text:style-name="P17">- Several base pairs form a <text:span text:style-name="T66">helical</text:span> region similar to double stranded DNA. Such stacking of base pairs has a stabilizing effect on the molecule's structure.</text:p>
      <text:p text:style-name="P17">However, <text:span text:style-name="T66">helix</text:span> formation always leads to an otherwise free moving, unpaired loop region which destabilizes the molecules' structure</text:p>
      <text:p text:style-name="P17">- The runtime of the algorithms is O(N3) (N is the number of nucleotides in the sequence),</text:p>
      <text:p text:style-name="P19"/>
      <text:p text:style-name="P19"/>
      <text:p text:style-name="P17">5. Slide</text:p>
      <text:p text:style-name="P17">1. To better understand it, I prepared a small example,</text:p>
      <text:p text:style-name="P17">2. This is an example for calculation of an secondary structure energy, we noticed, the <text:span text:style-name="T66">hairpin</text:span> energy is positive, because it destabilized the structure,</text:p>
      <text:p text:style-name="P17">in contrast, the bulge and internal loop have the minus value, because they <text:soft-page-break/>stabilize the structure.</text:p>
      <text:p text:style-name="P19"><text:span text:style-name="T67">[</text:span><text:span text:style-name="T68">TODO</text:span><text:span text:style-name="T67">: more detailed description]</text:span></text:p>
      <text:p text:style-name="P19"/>
      <text:p text:style-name="P17">6. Slide [curve]</text:p>
      <text:p text:style-name="P17">- this slide is showing a simple energy landscape about a secondary structure space, the x-axis means different <text:span text:style-name="T66">conformations</text:span>,</text:p>
      <text:p text:style-name="P17">the y-axis means the corresponding energy, if the RNA don't have <text:span text:style-name="T66">conformational</text:span> switch, normally the energy difference between minimum free</text:p>
      <text:p text:style-name="P17">energy and the first sub-optimal confirmation enough big. or the barriers between them is enough high.</text:p>
      <text:p text:style-name="P19"/>
      <text:p text:style-name="P17">7. Slide</text:p>
      <text:p text:style-name="P17">1. Up to this point, all are perfect. some problem are still there, that is, in the minimum free energy model the true structure</text:p>
      <text:p text:style-name="P17">is not always the one with the lowest predicted free energy [why], the classical example is for some tRNAs the computed <text:span text:style-name="T66">mfe</text:span>-structure</text:p>
      <text:p text:style-name="P17">is not the expected “<text:span text:style-name="T66">cloverleaf</text:span>” but a single long <text:span text:style-name="T66">hairpin</text:span>. but the energy of the native structure should not be too far away</text:p>
      <text:p text:style-name="P17">from the predicted minimum free energy, so if we define a range and compute all <text:span text:style-name="T66">suboptimal</text:span> structures within the range, it is possible</text:p>
      <text:p text:style-name="P17">to find the native structure,</text:p>
      <text:p text:style-name="P19"/>
      <text:p text:style-name="P17">8. Slide</text:p>
      <text:p text:style-name="P17">this is a more extensive energy landscape as what I showed early.</text:p>
      <text:p text:style-name="P17">The <text:span text:style-name="T66">landscpae</text:span> <text:span text:style-name="T66">descriped</text:span> the idea that is implemented in the tool RNAsubopt from the <text:span text:style-name="T66">Vienna</text:span> RNA package. It is designed to computer all secondary structures</text:p>
      <text:p text:style-name="P17">whose free energy is close to the global minimum free energy within a given energy range. The method is guaranteed to not to miss any structure</text:p>
      <text:p text:style-name="P17">whose energy is close to the global minimum free energy.</text:p>
      <text:p text:style-name="P17">3. The advantage of the approach is that it gives access to the complete folding space of an RNA sequence. but at the same time we've got another problem,</text:p>
      <text:p text:style-name="P17">because the number of <text:span text:style-name="T66">suboptimal</text:span> structures grows exponentially with the size of the energy range. It is not easy to find the native structure</text:p>
      <text:p text:style-name="P17">among the huge number <text:span text:style-name="T66">suboptimal</text:span> structure.</text:p>
      <text:p text:style-name="P17">The second point is if no <text:span text:style-name="T66">additonal</text:span> clues are given, we don't know which <text:span text:style-name="T66">suboptimal</text:span> structure are better than the other one.</text:p>
      <text:p text:style-name="P19"/>
      <text:p text:style-name="P19"/>
      <text:p text:style-name="P17">9. Slide</text:p>
      <text:p text:style-name="P17">One of the solution is we can further classify secondary structures within the lower energy range with different definition. If we take only few representative for every class so that we can reduce the number of similar structures and the output records will be largely reduced.</text:p>
      <text:p text:style-name="P17">The abstract shapes is one approach in this direction.</text:p>
      <text:p text:style-name="P17">Abstract shapes is developed by <text:span text:style-name="T66">Giegerich</text:span> and our <text:span text:style-name="T66">Bjoern</text:span>.</text:p>
      <text:p text:style-name="P17">//It is inspired by the dot-bracket representation know from the <text:span text:style-name="T66">Vienna</text:span> RNA package</text:p>
      <text:p text:style-name="P17">Central to this approach is we do not care about all details of the structures and <text:s/>abstract from lengths of structural elements or from some elements in total, for example bulge and internal loops.</text:p>
      <text:p text:style-name="P17">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p>
      <text:p text:style-name="P17">Each shape class has a representative structure called <text:span text:style-name="T66">shrep</text:span>. It is the minimum folding energy within the class.</text:p>
      <text:p text:style-name="P19"/>
      <text:p text:style-name="P19"/>
      <text:p text:style-name="P19"/>
      <text:p text:style-name="P17">10. Slide</text:p>
      <text:p text:style-name="P17">this slide shows predicted <text:span text:style-name="T66">shreps</text:span> in an energy range of 5 <text:span text:style-name="T66">kcal</text:span>/<text:span text:style-name="T66">mol</text:span> above the <text:span text:style-name="T66">mfe</text:span>.</text:p>
      <text:p text:style-name="P17">the left side is the classical dot-bracket representation, in the <text:soft-page-break/>representation, two matching parentheses represent</text:p>
      <text:p text:style-name="P17">a base pairs between the corresponding positions. and a dot stands for an unpaired base. On the right side, is the abstract</text:p>
      <text:p text:style-name="P17">shape 5. Abstract shape 5 most abstract type. It abstracts from internal loop, bulge loop and stack lengths.</text:p>
      <text:p text:style-name="P17">Only the <text:span text:style-name="T66">helix</text:span> nesting pattern of <text:span text:style-name="T66">hairpin</text:span> loop and <text:span text:style-name="T66">multiloop</text:span> are remaining, the <text:span text:style-name="T66">helical</text:span> regions of the 2 loops are represented as</text:p>
      <text:p text:style-name="P17">a pair of opening and closing square brackets.</text:p>
      <text:p text:style-name="P17">- In the example, we find 3 abstract shapes in this energy range from -6.3 to -1.3 <text:span text:style-name="T66">kcal</text:span>/<text:span text:style-name="T66">mol</text:span>.</text:p>
      <text:p text:style-name="P17"><text:s text:c="2"/>in the first records, on the left side is the shape representative for the shape class on the right side, the energy of the <text:span text:style-name="T66">shrep</text:span> is -6.3,</text:p>
      <text:p text:style-name="P17"><text:s text:c="2"/>and it consists of 2 <text:span text:style-name="T66">hairpin</text:span> loops, one <text:span text:style-name="T66">multiloop</text:span> and bulge loop, but only the <text:span text:style-name="T66">hairpin</text:span> loops and <text:span text:style-name="T66">multiloop</text:span> are represented by the abstract shape.</text:p>
      <text:p text:style-name="P17"><text:s text:c="2"/>in contrast, In the 2nd record, all 2 <text:span text:style-name="T66">hairpin</text:span> loop are represented by the shape</text:p>
      <text:p text:style-name="P17"><text:s text:c="2"/>in the last record, the <text:span text:style-name="T66">hairpin</text:span> is described, <text:span text:style-name="T66">butthe</text:span> internal loop is abstracted.</text:p>
      <text:p text:style-name="P19"/>
      <text:p text:style-name="P17">11. Slide</text:p>
      <text:p text:style-name="P17">1. drawback of abstract shape analysis is the position independence of the abstraction.</text:p>
      <text:p text:style-name="P17">2. What is consequence?</text:p>
      <text:p text:style-name="P17">3. Firstly, the shape class holds structures which are not as similar as the abstraction suggests.</text:p>
      <text:p text:style-name="P17">For example as the figure showed, the RNA in the figure yields the same abstract shape '[]' (square brackets) but actually <text:span text:style-name="T66">helices</text:span> in both sequence lies in different regions.</text:p>
      <text:p text:style-name="P17">4. The second drawback, with the abstract shape, it is impossible to set up relationships between different shapes of the same RNA, because the mapping might be ambiguous.</text:p>
      <text:p text:style-name="P17">For example in the figure, abstract shape above is one square brackets, abstract shape below is 2 square brackets, Although the second abstract shape looks like doubled as the first one,</text:p>
      <text:p text:style-name="P17">but we can't set up correct relations based on the shape information, because the both secondary structures composed of totally different <text:span text:style-name="T66">helices</text:span>.</text:p>
      <text:p text:style-name="P17">5. The 2 drawbacks make the current implementation of shape abstraction unsuitable for the analysis of folding landscapes in a detailed fashion.</text:p>
      <text:p text:style-name="P19"/>
      <text:p text:style-name="P19"/>
      <text:p text:style-name="P17">12. Slide</text:p>
      <text:p text:style-name="P17">For the reason we will develop a new structure abstraction that includes the information of positions of <text:span text:style-name="T66">helices</text:span>. To develop it, 2 things have to been considered,</text:p>
      <text:p text:style-name="P17">the first is which element we should record for the representation,</text:p>
      <text:p text:style-name="P17">the second point is which position we should record for the algorithm.</text:p>
      <text:p text:style-name="P17">For the first point, we have candidate <text:span text:style-name="T66">helical</text:span> regions of <text:span text:style-name="T66">hairpin</text:span> loop, the <text:span text:style-name="T66">helical</text:span> regions of <text:span text:style-name="T66">multiloop</text:span> and <text:span text:style-name="T66">helical</text:span> regions of bulge or internal loops.</text:p>
      <text:p text:style-name="P17">The <text:span text:style-name="T66">nex</text:span> point is to decide which positions of the base pair to use, we have 4 <text:span text:style-name="T66">candiates</text:span>. Among the 4 <text:span text:style-name="T66">candiates</text:span></text:p>
      <text:p text:style-name="P17">i means the beginning <text:span text:style-name="T66">postion</text:span> of the <text:span text:style-name="T66">helices</text:span>,</text:p>
      <text:p text:style-name="P17">j <text:span text:style-name="T66">measn</text:span> the end position of <text:span text:style-name="T66">helices</text:span>,</text:p>
      <text:p text:style-name="P17">or we record the the beginning position of the <text:span text:style-name="T66">helices</text:span> and end position together as a data structure</text:p>
      <text:p text:style-name="P17">the last possibility is we take only the central position of the base pair.</text:p>
      <text:p text:style-name="P17">Theoretically, one can combine the first part with the second part arbitrarily. but some consequence for different <text:span text:style-name="T66">combinition</text:span>,</text:p>
      <text:p text:style-name="P17">if we choose a very less abstracted of secondary component, for example if we only track the <text:span text:style-name="T66">hairpin</text:span> position,</text:p>
      <text:p text:style-name="P17">the advantage is the output records is relatively less and the program will run faster.</text:p>
      <text:p text:style-name="P17">The disadvantage is such simplification will loses the accuracy because it ignores some detailed information.</text:p>
      <text:p text:style-name="P17">For the second point, we consider the central positions models have some <text:soft-page-break/>advantages over the other, because in this model we need</text:p>
      <text:p text:style-name="P17">only storage one number for every loop but it incorporate the information of both positions, it is a balance of the storage and</text:p>
      <text:p text:style-name="P17">information.</text:p>
      <text:p text:style-name="P19"/>
      <text:p text:style-name="P17">13. Slide</text:p>
      <text:p text:style-name="P17">To better understand it, I prepared a small example,</text:p>
      <text:p text:style-name="P17">In this example, we abstract from <text:span text:style-name="T66">multiloop</text:span>, bulge loop and internal loop. We only consider <text:span text:style-name="T66">hairpin</text:span> loop to track the positions,</text:p>
      <text:p text:style-name="P17">In addition, as I explained last slide, we take the central position to record these loops.</text:p>
      <text:p text:style-name="P17">So as the figure showed, the structure is composed of 2 <text:span text:style-name="T66">hairpin</text:span> loops which are closed at the position (i,j) and (k,l) respectively.</text:p>
      <text:p text:style-name="P17">The position of i is 8, j is 13, k is 35 and l is 41, so the central position of the first <text:span text:style-name="T66">hairpin</text:span> loop is 10.5 and the second one is</text:p>
      <text:p text:style-name="P17">38, Thus, this structure would be abstracted to [10.5, 38].</text:p>
      <text:p text:style-name="P17">The abstraction doesn't take bulge, internal and <text:span text:style-name="T66">multiloop</text:span> into account, but especially <text:span text:style-name="T66">multiloop</text:span>, they are structurally important.</text:p>
      <text:p text:style-name="P17">For the reason, we will implement program with some different options, different <text:span text:style-name="T66">helical</text:span> regions from different loops will be considered</text:p>
      <text:p text:style-name="P17">in these options.</text:p>
      <text:p text:style-name="P17">For example, the most abstract level is <text:span text:style-name="T66">helix</text:span> type 5, it remains only the <text:span text:style-name="T66">helical</text:span> regions of <text:span text:style-name="T66">hairpin</text:span> loop.</text:p>
      <text:p text:style-name="P17"><text:s text:c="17"/>less abstract level is <text:span text:style-name="T66">helix</text:span> type 4, it will include the <text:span text:style-name="T66">multiloop</text:span> except for <text:span text:style-name="T66">hairpin</text:span> loop and so on.</text:p>
      <text:p text:style-name="P19"/>
      <text:p text:style-name="P19"/>
      <text:p text:style-name="P17">14. Slide</text:p>
      <text:p text:style-name="P17">In this slide, I will show the first test of the proposed abstraction function on the complete set of <text:span text:style-name="T66">suboptimal</text:span> structures for a test</text:p>
      <text:p text:style-name="P17">RNA. It was computed by first <text:span text:style-name="T66">trival</text:span> version of the program <text:span text:style-name="T66">helices</text:span> shape.</text:p>
      <text:p text:style-name="P17">In this example, we take the <text:span text:style-name="T66">multiloop</text:span> and <text:span text:style-name="T66">hairpin</text:span> loop into account, the representation position is the central position.</text:p>
      <text:p text:style-name="P17">The most interesting point from the result is, the 2 <text:span text:style-name="T66">conformations</text:span> with <text:span text:style-name="T66">helix</text:span> index 27 and 38, appear as the 2 first results.</text:p>
      <text:p text:style-name="P17">And if we search further in the list, we can find a combination of the 2 central position at the bottom of the list, namely</text:p>
      <text:p text:style-name="P17">the records.</text:p>
      <text:p text:style-name="P17">What does it mean? [What can we get more information from the list?]</text:p>
      <text:p text:style-name="P17">The solution is in the next slide.</text:p>
      <text:p text:style-name="P19"/>
      <text:p text:style-name="P19"/>
      <text:p text:style-name="P17">15. Slide</text:p>
      <text:p text:style-name="P17">It is easy to understand, the first record is the global minimum structure and the second record is a lowest <text:span text:style-name="T66">suboptimal</text:span> structure.</text:p>
      <text:p text:style-name="P17">They have almost the same free energy.</text:p>
      <text:p text:style-name="P17">From the list last slide, a structure that combined the 2 <text:span text:style-name="T66">helices</text:span> exists, we can treat the structure as the saddle point.</text:p>
      <text:p text:style-name="P17">If we will move from <text:span text:style-name="T66">mfe</text:span> structure to the lowest <text:span text:style-name="T66">suboptimal</text:span> structure, we have to pass the saddle point.</text:p>
      <text:p text:style-name="P17">Because the free energy of all the recognized structure are clear, thus, through this simple analysis we can calculate the energy</text:p>
      <text:p text:style-name="P17">barriers between the alternate structure and saddle structure. it is 8.4 <text:span text:style-name="T66">kcal</text:span>/<text:span text:style-name="T66">mol</text:span>.</text:p>
      <text:p text:style-name="P19"/>
      <text:p text:style-name="P19"/>
      <text:p text:style-name="P17">16. Slide</text:p>
      <text:p text:style-name="P17">- At first, I will explain what is the structure space, <text:span text:style-name="T66">helices</text:span> space and shapes space.</text:p>
      <text:p text:style-name="P17"><text:s text:c="2"/>The structure space means the set of all the <text:span text:style-name="T66">suboptimal</text:span> structures.</text:p>
      <text:p text:style-name="P17"><text:s text:c="2"/>The <text:span text:style-name="T66">helices</text:span> space means the set of all <text:span text:style-name="T66">suboptimal</text:span> abstract <text:span text:style-name="T66">helices</text:span> structures.</text:p>
      <text:p text:style-name="P17"><text:s text:c="2"/>The shapes space means the set of all <text:span text:style-name="T66">suboptimal</text:span> abstract shapes structures.</text:p>
      <text:p text:style-name="P17">- The figure is showing the comparison of <text:span text:style-name="T66">helices</text:span> space with structure space and shapes space.</text:p>
      <text:p text:style-name="P17"><text:soft-page-break/><text:s text:c="2"/>The figure shows an increasing <text:span text:style-name="T66">nr</text:span>. of different type structures with increasing sequence length.</text:p>
      <text:p text:style-name="P17"><text:s text:c="2"/>In more details,</text:p>
      <text:p text:style-name="P17"><text:s text:c="2"/>The <text:span text:style-name="T66">linie</text:span> is regression <text:span text:style-name="T66">linie</text:span> of the <text:s/>structure space,</text:p>
      <text:p text:style-name="P17"><text:s text:c="2"/>The <text:span text:style-name="T66">linie</text:span> is regression <text:span text:style-name="T66">linie</text:span> of the <text:s/><text:span text:style-name="T66">helices</text:span> structure space,</text:p>
      <text:p text:style-name="P17"><text:s text:c="2"/>The <text:span text:style-name="T66">linie</text:span> is regression <text:span text:style-name="T66">linie</text:span> of the <text:s/>abstract shape space,</text:p>
      <text:p text:style-name="P17">- We're noticing that among the 3 type space, there is a common point, namely the number of all 3 type structures grow</text:p>
      <text:p text:style-name="P17"><text:s text:c="2"/>exponential with the sequence length, because the y-axis is exponentially defined.</text:p>
      <text:p text:style-name="P17"><text:s text:c="2"/>But the degree of steepness are different, the steeper the curve, the worse the runtime will be,</text:p>
      <text:p text:style-name="P17">- because the steepness of the <text:span text:style-name="T66">linie</text:span> means the exponent of the sequence length.</text:p>
      <text:p text:style-name="P17"><text:s text:c="2"/><text:span text:style-name="T66">Compring</text:span> with structure space, the curve of <text:span text:style-name="T66">helices</text:span> structure is less steep, but it is still about 0.18 big.</text:p>
      <text:p text:style-name="P17"><text:s text:c="2"/>In practice, with a sequence length of 70 <text:span text:style-name="T66">nt</text:span>, the <text:span text:style-name="T66">unmber</text:span> of <text:span text:style-name="T66">suboptimal</text:span> <text:span text:style-name="T66">helices</text:span> structures already exceeds 1 million records.</text:p>
      <text:p text:style-name="P17"><text:s text:c="2"/>and the program needs about 1 hour to calculate for 70 <text:span text:style-name="T66">nt</text:span> and about 30 hours to calculate for 72 <text:span text:style-name="T66">nt</text:span> sequence under our 32 cores super computer.</text:p>
      <text:p text:style-name="P17">- how can we solve this problem?</text:p>
      <text:p text:style-name="P19"/>
      <text:p text:style-name="P17">17. Slide</text:p>
      <text:p text:style-name="P17">- one idea is that we can set an energy range to limit the <text:span text:style-name="T66">helices</text:span> space.</text:p>
      <text:p text:style-name="P17">- the figure shows the evaluation result by setting different energy range.</text:p>
      <text:p text:style-name="P17"><text:s text:c="2"/>in the first <text:span text:style-name="T66">linie</text:span>, we let the energy unlimited, the exponent is the same as last slide</text:p>
      <text:p text:style-name="P17"><text:s text:c="2"/>if we set an energy range 20 <text:span text:style-name="T66">kcal</text:span>/<text:span text:style-name="T66">mol</text:span>, so the exponent of the space will be reduced to one third, it amounts to 0.12,</text:p>
      <text:p text:style-name="P17"><text:s text:c="2"/>on the last curve, we noticed, the exponent value is only 0.036. that means, the runtime grows almost as polynomial curve.</text:p>
      <text:p text:style-name="P19"/>
      <text:p text:style-name="P17">18. Slide</text:p>
      <text:p text:style-name="P17">in last slide, I will give the schedule of the project.</text:p>
      <text:p text:style-name="P17">At first, we will develop the new abstraction idea, namely the <text:span text:style-name="T66">helices</text:span> index that I just explained.</text:p>
      <text:p text:style-name="P17">after that, The idea will be implemented in C++ programming language,</text:p>
      <text:p text:style-name="P17">As next, the implemented software will be evaluated by comparing with another program.</text:p>
      <text:p text:style-name="P19"/>
      <text:p text:style-name="P17">Because different RNA classes have characteristic features within their folding space, for example, the <text:span text:style-name="T66">riboswitches</text:span> have</text:p>
      <text:p text:style-name="P17">2 equally low, but well separated <text:span text:style-name="T66">minima</text:span>, while miRNA precursors has only one deep minimum, based on the energy landscape</text:p>
      <text:p text:style-name="P17">difference and the algorithms developed within this project, in the last part, we will</text:p>
      <text:p text:style-name="P17">design a RNA class predictors.</text:p>
      <text:p text:style-name="P19"/>
      <text:p text:style-name="P19"/>
      <text:p text:style-name="P17">19. Slide</text:p>
      <text:p text:style-name="P17">Thank you for your attention!</text:p>
      <text:p text:style-name="P17">Are there any question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questions:</text:p>
      <text:p text:style-name="P17">1. How was implemented the idea in detail?</text:p>
      <text:p text:style-name="P17">dynamic programming is a method for solving complex problems by breaking them down into simpler subproblems.</text:p>
      <text:p text:style-name="P17">The key idea behind dynamic programming is quite simple. In general, to solve a given problem, we need to</text:p>
      <text:p text:style-name="P17">solve different parts of the problem (subproblems), then combine the solutions of the subproblems to reach an overall solution.</text:p>
      <text:p text:style-name="P17">Often, many of these subproblems are really the same. The dynamic programming approach seeks to solve each subproblem only once,</text:p>
      <text:p text:style-name="P17">thus reducing the number of computations. This is especially useful when the number of repeating subproblems is exponentially large.</text:p>
      <text:p text:style-name="P17">(Page 40 from <text:span text:style-name="T66">Diss</text:span>)</text:p>
      <text:p text:style-name="P19"/>
      <text:p text:style-name="P17">2. Why is <text:span text:style-name="T66">mfe</text:span> structures not the native one?</text:p>
      <text:p text:style-name="P17">This can be explained by the existence of modified bases in native tRNAs, which leads to the formation of a structure that is not</text:p>
      <text:p text:style-name="P17">the optimal under the energy model used.</text:p>
      <text:p text:style-name="P19"/>
      <text:p text:style-name="P17">3.</text:p>
      <text:p text:style-name="P17">It exists a software, it can <text:span text:style-name="T66">analyse</text:span> the folding space completely. Only the runtime of the program is very bad.</text:p>
      <text:p text:style-name="P17">This is also the reason why we will develop a new program because we will improve the runti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9"><text:line-break/><text:soft-page-break/><text:span text:style-name="T69">1. </text:span></text:p>
      <text:p text:style-name="P59"><text:span text:style-name="T69">Today I will talk about my project.</text:span></text:p>
      <text:p text:style-name="P59"><text:span text:style-name="T69">The topic of my project is about development of a new structure abstraction, we call it as "helices indices of RNAs"</text:span></text:p>
      <text:p text:style-name="P59"><text:span text:style-name="T69">If you have some questions during my presentation, feel free to interrupt me.</text:span></text:p>
      <text:p text:style-name="P59"><text:span text:style-name="T69"/></text:p>
      <text:p text:style-name="P59"><text:span text:style-name="T69">2. </text:span></text:p>
      <text:p text:style-name="P59"><text:span text:style-name="T69">I've divided my presentation into 4 parts</text:span></text:p>
      <text:p text:style-name="P59"><text:span text:style-name="T69">- in the first part, I will give an overview of RNA secondary structure elements and introduce a classical RNA secondary structure prediction algorithm</text:span></text:p>
      <text:p text:style-name="P59"><text:span text:style-name="T69">- because the concept of "helices indices of RNAs" is based on the concept of "abstract shapes", so I will introduce </text:span></text:p>
      <text:p text:style-name="P59"><text:span text:style-name="T69">the concept of "abstract shapes" in the 2nd part.</text:span></text:p>
      <text:p text:style-name="P59"><text:span text:style-name="T69">- give the basic idea about the helices indices. The idea is from Bjoern.</text:span></text:p>
      <text:p text:style-name="P59"><text:span text:style-name="T69">In this part, I will also point out one serious problem we might encounter</text:span></text:p>
      <text:p text:style-name="P59"><text:span text:style-name="T69">- in the last part, I will give an outlook of the project</text:span></text:p>
      <text:p text:style-name="P59"><text:span text:style-name="T69"/></text:p>
      <text:p text:style-name="P59"><text:span text:style-name="T69">3. </text:span></text:p>
      <text:p text:style-name="P59"><text:span text:style-name="T69">- In this slide, I will talk about the basic secondary structural elements of RNA.</text:span></text:p>
      <text:p text:style-name="P59"><text:span text:style-name="T69">- As the figure showed, RNA is composed of different secondary structural elements, </text:span></text:p>
      <text:p text:style-name="P59"><text:span text:style-name="T69">The figure shows an RNA secondary structure graph. Unpaired positions are marked by ticks.</text:span></text:p>
      <text:p text:style-name="P59"><text:span text:style-name="T69">- Typically, secondary RNA structure contains single-stranded regions, hairpin loop, bulge loop, internal loop, multiloops,</text:span></text:p>
      <text:p text:style-name="P59"><text:span text:style-name="T69">stacking regions and dangling end. Among these RNA secondary structure elements, all double stranded regions are also called</text:span></text:p>
      <text:p text:style-name="P59"><text:span text:style-name="T69">as helical regions, for example this part and this part. The concept is very important, because we will develop a new methods</text:span></text:p>
      <text:p text:style-name="P59"><text:span text:style-name="T69">that based on the helices regions. I will explain it later in this presentation for more details.</text:span></text:p>
      <text:p text:style-name="P59"><text:span text:style-name="T69"/></text:p>
      <text:p text:style-name="P59"><text:span text:style-name="T69">4. </text:span></text:p>
      <text:p text:style-name="P59"><text:span text:style-name="T69">- In this slide, I will introduce the classic algorithms for RNA secondary structure prediction.</text:span></text:p>
      <text:p text:style-name="P59"><text:span text:style-name="T69"><text:s text:c="2"/>namely RNA folding by free energy minimization. The algorithm was first described by Zuker and Stiegler in 1981.</text:span></text:p>
      <text:p text:style-name="P59"><text:span text:style-name="T69">- In this algorithm, we have to assume one condition, namely we get away the knots from the calculation.</text:span></text:p>
      <text:p text:style-name="P59"><text:span text:style-name="T69"><text:s text:c="2"/>why we can get away [exclude] the knots from the secondary structure calculation, 2 Reasons are for it.</text:span></text:p>
      <text:p text:style-name="P59"><text:span text:style-name="T69"><text:s text:c="2"/>- The first one is it simplifies our problem, </text:span></text:p>
      <text:p text:style-name="P59"><text:span text:style-name="T69"><text:s text:c="2"/>- the second reason is that secondary structures are used to infer three-dimensional[tertiary] structures,</text:span></text:p>
      <text:p text:style-name="P59"><text:span text:style-name="T69"><text:s text:c="2"/>and knots can be inferred at that stage as well.</text:span></text:p>
      <text:p text:style-name="P59"><text:span text:style-name="T69"/></text:p>
      <text:p text:style-name="P59"><text:span text:style-name="T69">- A given RNA sequence can be folded due to many possible combinations of base pairings into exponentially </text:span></text:p>
      <text:p text:style-name="P59"><text:span text:style-name="T69"><text:s text:c="2"/>many different secondary structures.</text:span></text:p>
      <text:p text:style-name="P59"><text:span text:style-name="T69">- every secondary structure can be attached with an energy value according to some rules. </text:span></text:p>
      <text:p text:style-name="P59"><text:span text:style-name="T69">- Among the basic secondary structural elements,</text:span></text:p>
      <text:p text:style-name="P59"><text:span text:style-name="T69"><text:s text:c="2"/>only the base stacking regions and dangling end stabilize the structure, the other elements for example hairpin loop, bulge loop,</text:span></text:p>
      <text:p text:style-name="P59"><text:span text:style-name="T69"><text:s text:c="2"/>internal loop and multiloops destalibize the structure.</text:span></text:p>
      <text:p text:style-name="P59"><text:span text:style-name="T69">- the algorithm computes with a given RNA sequence the structure with the minimum free energy</text:span></text:p>
      <text:p text:style-name="P59"><text:span text:style-name="T69">- The runtime of the algorithms is O(N3) (N is the number of nucleotides in the sequence),</text:span></text:p>
      <text:p text:style-name="P59"><text:soft-page-break/><text:span text:style-name="T69">- From this argorithm, we can get only one structure</text:span></text:p>
      <text:p text:style-name="P59"><text:span text:style-name="T69"/></text:p>
      <text:p text:style-name="P59"><text:span text:style-name="T69">5. </text:span></text:p>
      <text:p text:style-name="P59"><text:span text:style-name="T69">- To better understand it, I prepared a small example,</text:span></text:p>
      <text:p text:style-name="P59"><text:span text:style-name="T69"><text:s text:c="3"/>in the example, the secondary stucture consists of a hairpin loop, here is it, here is a base stacking element, here is a bulge loop,</text:span></text:p>
      <text:p text:style-name="P59"><text:span text:style-name="T69"><text:s text:c="3"/>here is again a base stacking, at the bottom there is a dangling end. As I said last slide, only the base stacking stabilize the</text:span></text:p>
      <text:p text:style-name="P59"><text:span text:style-name="T69"><text:s text:c="3"/>structure, therefore they have minus value and in contrast, all loops destabilize the structure, therefore they have positive value</text:span></text:p>
      <text:p text:style-name="P59"><text:span text:style-name="T69">- after adding all the separate elements, we get an energy value for the structure. that also means, every secondary structure has its</text:span></text:p>
      <text:p text:style-name="P59"><text:span text:style-name="T69"><text:s text:c="2"/>only own value.</text:span></text:p>
      <text:p text:style-name="P59"><text:span text:style-name="T69"><text:s text:c="2"/>A sequence can fold in many different secondary structure, if we draw all the energy value of many different secondary structure that are derived from the same sequence in a graph, </text:span></text:p>
      <text:p text:style-name="P59"><text:span text:style-name="T69"><text:s text:c="2"/>we can get a landscape.</text:span></text:p>
      <text:p text:style-name="P59"><text:span text:style-name="T69"/></text:p>
      <text:p text:style-name="P59"><text:span text:style-name="T69">6. [curve]</text:span></text:p>
      <text:p text:style-name="P59"><text:span text:style-name="T69">- this slide is showing a simple energy landscape about a secondary structure space, the x-axis means different conformations,</text:span></text:p>
      <text:p text:style-name="P59"><text:span text:style-name="T69">the y-axis means the corresponding energy, if the RNA don't have conformational switch, normally the energy difference between minimum free</text:span></text:p>
      <text:p text:style-name="P59"><text:span text:style-name="T69">energy and the first sub-optimal confirmation enough big. or the barriers between them is enough high.</text:span></text:p>
      <text:p text:style-name="P59"><text:span text:style-name="T69"/></text:p>
      <text:p text:style-name="P59"><text:span text:style-name="T69">7. </text:span></text:p>
      <text:p text:style-name="P59"><text:span text:style-name="T69">1. As I just said, The Zuker algorithm can only find the mfe structure, aber in practice, </text:span></text:p>
      <text:p text:style-name="P59"><text:span text:style-name="T69">the native structure is not always the one with the lowest predicted free energy [why], the classical example is for some tRNAs the computed mfe-structure</text:span></text:p>
      <text:p text:style-name="P59"><text:span text:style-name="T69">is not the expected “cloverleaf” but a single long hairpin. but the energy of the native structure should not be too far away</text:span></text:p>
      <text:p text:style-name="P59"><text:span text:style-name="T69">from the predicted minimum free energy, so if we define a range and compute all suboptimal structures within the range, it is possible</text:span></text:p>
      <text:p text:style-name="P59"><text:span text:style-name="T69">to find the native structure,</text:span></text:p>
      <text:p text:style-name="P59"><text:span text:style-name="T69"/></text:p>
      <text:p text:style-name="P59"><text:span text:style-name="T69">8. </text:span></text:p>
      <text:p text:style-name="P59"><text:span text:style-name="T69">So some researcher developed further tool to overcome the problem, for example, the tool RNAsubopt from the Vienna RNA package. It is designed to computer all secondary structures</text:span></text:p>
      <text:p text:style-name="P59"><text:span text:style-name="T69">whose free energy is close to the global minimum free energy within a given energy range. The method is guaranteed to not to miss any structure</text:span></text:p>
      <text:p text:style-name="P59"><text:span text:style-name="T69">whose energy is close to the global minimum free energy.</text:span></text:p>
      <text:p text:style-name="P59"><text:span text:style-name="T69">3. The advantage of the approach is that it gives access to the complete folding space of an RNA sequence. but at the same time we've got another problem,</text:span></text:p>
      <text:p text:style-name="P59"><text:span text:style-name="T69">because the number of suboptimal structures grows exponentially with the size of the energy range. It is not easy to find the native structure</text:span></text:p>
      <text:p text:style-name="P59"><text:span text:style-name="T69">among the huge number suboptimal structure.</text:span></text:p>
      <text:p text:style-name="P59"><text:span text:style-name="T69">The second point is if no additonal clues are given, we don't know which suboptimal structure are better than the other one.</text:span></text:p>
      <text:p text:style-name="P59"><text:span text:style-name="T69"/></text:p>
      <text:p text:style-name="P59"><text:span text:style-name="T69"/></text:p>
      <text:p text:style-name="P59"><text:span text:style-name="T69">9. </text:span></text:p>
      <text:p text:style-name="P59"><text:span text:style-name="T69">One of the solution is we can further classify secondary structures within the lower energy range </text:span><text:soft-page-break/><text:span text:style-name="T69">with different definition. If we take only few representative for every class so that we can reduce the number of similar structures and the output records will be largely reduced.</text:span></text:p>
      <text:p text:style-name="P59"><text:span text:style-name="T69">The abstract shapes is one approach in this direction.</text:span></text:p>
      <text:p text:style-name="P59"><text:span text:style-name="T69">Abstract shapes is developed by Giegerich and our Bjoern.</text:span></text:p>
      <text:p text:style-name="P59"><text:span text:style-name="T69">//It is inspired by the dot-bracket representation know from the Vienna RNA package</text:span></text:p>
      <text:p text:style-name="P59"><text:span text:style-name="T69">Central to this approach is we do not care about all details of the structures and <text:s/>abstract from lengths of structural elements or from some elements in total, for example bulge and internal loops.</text:span></text:p>
      <text:p text:style-name="P59"><text:span text:style-name="T69">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span></text:p>
      <text:p text:style-name="P59"><text:span text:style-name="T69">Each shape class has a representative structure called shrep. It is the minimum folding energy within the class.</text:span></text:p>
      <text:p text:style-name="P59"><text:span text:style-name="T69"/></text:p>
      <text:p text:style-name="P59"><text:span text:style-name="T69"/></text:p>
      <text:p text:style-name="P59"><text:span text:style-name="T69"/></text:p>
      <text:p text:style-name="P59"><text:span text:style-name="T69">10. </text:span></text:p>
      <text:p text:style-name="P59"><text:span text:style-name="T69">this slide shows predicted shreps in an energy range of 5 kcal/mol above the mfe.</text:span></text:p>
      <text:p text:style-name="P59"><text:span text:style-name="T69">the left side is the classical dot-bracket representation, in the representation, two matching parentheses represent</text:span></text:p>
      <text:p text:style-name="P59"><text:span text:style-name="T69">a base pairs between the corresponding positions. and a dot stands for an unpaired base. On the right side, is the abstract</text:span></text:p>
      <text:p text:style-name="P59"><text:span text:style-name="T69">shape 5. Abstract shape 5 most abstract type. It abstracts from internal loop, bulge loop and stack lengths.</text:span></text:p>
      <text:p text:style-name="P59"><text:span text:style-name="T69">Only the helix nesting pattern of hairpin loop and multiloop are remaining, the helical regions of the 2 loops are represented as</text:span></text:p>
      <text:p text:style-name="P59"><text:span text:style-name="T69">a pair of opening and closing square brackets.</text:span></text:p>
      <text:p text:style-name="P59"><text:span text:style-name="T69">- In the example, we find 3 abstract shapes in this energy range from -6.3 to -1.3 kcal/mol.</text:span></text:p>
      <text:p text:style-name="P59"><text:span text:style-name="T69"><text:s text:c="2"/>in the first records, on the left side is the shape representative for the shape class on the right side, the energy of the shrep is -6.3,</text:span></text:p>
      <text:p text:style-name="P59"><text:span text:style-name="T69"><text:s text:c="2"/>and it consists of 2 hairpin loops, one multiloop and bulge loop, but only the hairpin loops and multiloop are represented by the abstract shape.</text:span></text:p>
      <text:p text:style-name="P59"><text:span text:style-name="T69"><text:s text:c="2"/>in contrast, In the 2nd record, all 2 hairpin loop are represented by the shape</text:span></text:p>
      <text:p text:style-name="P59"><text:span text:style-name="T69"><text:s text:c="2"/>in the last record, the hairpin is described, butthe internal loop is abstracted.</text:span></text:p>
      <text:p text:style-name="P59"><text:span text:style-name="T69"/></text:p>
      <text:p text:style-name="P59"><text:span text:style-name="T69">11. </text:span></text:p>
      <text:p text:style-name="P59"><text:span text:style-name="T69">1. drawback of abstract shape analysis is the position independence of the abstraction.</text:span></text:p>
      <text:p text:style-name="P59"><text:span text:style-name="T69">2. What is consequence?</text:span></text:p>
      <text:p text:style-name="P59"><text:span text:style-name="T69">3. Firstly, the shape class holds structures which are not as similar as the abstraction suggests.</text:span></text:p>
      <text:p text:style-name="P59"><text:span text:style-name="T69">For example as the figure showed, the RNA in the figure yields the same abstract shape '[]' (square brackets) but actually helices in both sequence lies in different regions.</text:span></text:p>
      <text:p text:style-name="P59"><text:span text:style-name="T69">4. The second drawback, with the abstract shape, it is impossible to set up relationships between different shapes of the same RNA, because the mapping might be ambiguous.</text:span></text:p>
      <text:p text:style-name="P59"><text:span text:style-name="T69">For example in the figure, abstract shape above is one square brackets, abstract shape below is 2 square brackets, Although the second abstract shape looks like doubled as the first one,</text:span></text:p>
      <text:p text:style-name="P59"><text:span text:style-name="T69">but we can't set up correct relations based on the shape information, because the both secondary structures composed of totally different helices.</text:span></text:p>
      <text:p text:style-name="P59"><text:span text:style-name="T69">5. The 2 drawbacks make the current implementation of shape abstraction unsuitable for the analysis of folding landscapes in a detailed fashion.</text:span></text:p>
      <text:p text:style-name="P59"><text:span text:style-name="T69"/></text:p>
      <text:p text:style-name="P59"><text:span text:style-name="T69"/></text:p>
      <text:p text:style-name="P59"><text:span text:style-name="T69">12. </text:span></text:p>
      <text:p text:style-name="P59"><text:soft-page-break/><text:span text:style-name="T69">For the reason we will develop a new structure abstraction that includes the information of positions of helices. To develop it, 2 things have to been considered,</text:span></text:p>
      <text:p text:style-name="P59"><text:span text:style-name="T69">the first is which element we should record for the representation,</text:span></text:p>
      <text:p text:style-name="P59"><text:span text:style-name="T69">the second point is which position we should record for the algorithm.</text:span></text:p>
      <text:p text:style-name="P59"><text:span text:style-name="T69">For the first point, we have candidate helical regions of hairpin loop, the helical regions of multiloop and helical regions of bulge or internal loops.</text:span></text:p>
      <text:p text:style-name="P59"><text:span text:style-name="T69">The nex point is to decide which positions of the base pair to use, we have 4 candiates. Among the 4 candiates</text:span></text:p>
      <text:p text:style-name="P59"><text:span text:style-name="T69">i means the beginning postion of the helices,</text:span></text:p>
      <text:p text:style-name="P59"><text:span text:style-name="T69">j measn the end position of helices,</text:span></text:p>
      <text:p text:style-name="P59"><text:span text:style-name="T69">or we record the the beginning position of the helices and end position together as a data structure</text:span></text:p>
      <text:p text:style-name="P59"><text:span text:style-name="T69">the last possibility is we take only the central position of the base pair.</text:span></text:p>
      <text:p text:style-name="P59"><text:span text:style-name="T69">Theoretically, one can combine the first part with the second part arbitrarily. but some consequence for different combinition,</text:span></text:p>
      <text:p text:style-name="P59"><text:span text:style-name="T69">if we choose a very less abstracted of secondary component, for example if we only track the hairpin position,</text:span></text:p>
      <text:p text:style-name="P59"><text:span text:style-name="T69">the advantage is the output records is relatively less and the program will run faster.</text:span></text:p>
      <text:p text:style-name="P59"><text:span text:style-name="T69">The disadvantage is such simplification will loses the accuracy because it ignores some detailed information.</text:span></text:p>
      <text:p text:style-name="P59"><text:span text:style-name="T69">For the second point, we consider the central positions models have some advantages over the other, because in this model we need</text:span></text:p>
      <text:p text:style-name="P59"><text:span text:style-name="T69">only storage one number for every loop but it incorporate the information of both positions, it is a balance of the storage and</text:span></text:p>
      <text:p text:style-name="P59"><text:span text:style-name="T69">information.</text:span></text:p>
      <text:p text:style-name="P59"><text:span text:style-name="T69"/></text:p>
      <text:p text:style-name="P59"><text:span text:style-name="T69">13. </text:span></text:p>
      <text:p text:style-name="P59"><text:span text:style-name="T69">To better understand it, I prepared a small example,</text:span></text:p>
      <text:p text:style-name="P59"><text:span text:style-name="T69">In this example, we abstract from multiloop, bulge loop and internal loop. We only consider hairpin loop to track the positions,</text:span></text:p>
      <text:p text:style-name="P59"><text:span text:style-name="T69">In addition, as I explained last slide, we take the central position to record these loops.</text:span></text:p>
      <text:p text:style-name="P59"><text:span text:style-name="T69">So as the figure showed, the structure is composed of 2 hairpin loops which are closed at the position (i,j) and (k,l) respectively.</text:span></text:p>
      <text:p text:style-name="P59"><text:span text:style-name="T69">The position of i is 8, j is 13, k is 35 and l is 41, so the central position of the first hairpin loop is 10.5 and the second one is</text:span></text:p>
      <text:p text:style-name="P59"><text:span text:style-name="T69">38, Thus, this structure would be abstracted to [10.5, 38].</text:span></text:p>
      <text:p text:style-name="P59"><text:span text:style-name="T69">The abstraction doesn't take bulge, internal and multiloop into account, but especially multiloop, they are structurally important.</text:span></text:p>
      <text:p text:style-name="P59"><text:span text:style-name="T69">For the reason, we will implement program with some different options, different helical regions from different loops will be considered</text:span></text:p>
      <text:p text:style-name="P59"><text:span text:style-name="T69">in these options.</text:span></text:p>
      <text:p text:style-name="P59"><text:span text:style-name="T69">For example, the most abstract level is helix type 5, it remains only the helical regions of hairpin loop.</text:span></text:p>
      <text:p text:style-name="P59"><text:span text:style-name="T69"><text:s text:c="17"/>less abstract level is helix type 4, it will include the multiloop except for hairpin loop and so on.</text:span></text:p>
      <text:p text:style-name="P59"><text:span text:style-name="T69"/></text:p>
      <text:p text:style-name="P59"><text:span text:style-name="T69"/></text:p>
      <text:p text:style-name="P59"><text:span text:style-name="T69">14. </text:span></text:p>
      <text:p text:style-name="P59"><text:span text:style-name="T69">In this slide, I will show the first test of the proposed abstraction function on the complete set of suboptimal structures for a test</text:span></text:p>
      <text:p text:style-name="P59"><text:span text:style-name="T69">RNA. It was computed by first trival version of the program helices shape.</text:span></text:p>
      <text:p text:style-name="P59"><text:span text:style-name="T69">In this example, we take the multiloop and hairpin loop into account, the representation position is the central position.</text:span></text:p>
      <text:p text:style-name="P59"><text:soft-page-break/><text:span text:style-name="T69">The most interesting point from the result is, the 2 conformations with helix index 27 and 38, appear as the 2 first results.</text:span></text:p>
      <text:p text:style-name="P59"><text:span text:style-name="T69">And if we search further in the list, we can find a combination of the 2 central position at the bottom of the list, namely</text:span></text:p>
      <text:p text:style-name="P59"><text:span text:style-name="T69">the records.</text:span></text:p>
      <text:p text:style-name="P59"><text:span text:style-name="T69">What does it mean? [What can we get more information from the list?]</text:span></text:p>
      <text:p text:style-name="P59"><text:span text:style-name="T69">The solution is in the next slide.</text:span></text:p>
      <text:p text:style-name="P59"><text:span text:style-name="T69"/></text:p>
      <text:p text:style-name="P59"><text:span text:style-name="T69"/></text:p>
      <text:p text:style-name="P59"><text:span text:style-name="T69">15. </text:span></text:p>
      <text:p text:style-name="P59"><text:span text:style-name="T69">It is easy to understand, the first record is the global minimum structure and the second record is a lowest suboptimal structure.</text:span></text:p>
      <text:p text:style-name="P59"><text:span text:style-name="T69">They have almost the same free energy.</text:span></text:p>
      <text:p text:style-name="P59"><text:span text:style-name="T69">From the list last slide, a structure that combined the 2 helices exists, we can treat the structure as the saddle point.</text:span></text:p>
      <text:p text:style-name="P59"><text:span text:style-name="T69">If we will move from mfe structure to the lowest suboptimal structure, we have to pass the saddle point.</text:span></text:p>
      <text:p text:style-name="P59"><text:span text:style-name="T69">Because the free energy of all the recognized structure are clear, thus, through this simple analysis we can calculate the energy</text:span></text:p>
      <text:p text:style-name="P59"><text:span text:style-name="T69">barriers between the alternate structure and saddle structure. it is 8.4 kcal/mol.</text:span></text:p>
      <text:p text:style-name="P59"><text:span text:style-name="T69"/></text:p>
      <text:p text:style-name="P59"><text:span text:style-name="T69"/></text:p>
      <text:p text:style-name="P59"><text:span text:style-name="T69">16. </text:span></text:p>
      <text:p text:style-name="P59"><text:span text:style-name="T69">- At first, I will explain what is the structure space, helices space and shapes space.</text:span></text:p>
      <text:p text:style-name="P59"><text:span text:style-name="T69"><text:s text:c="2"/>The structure space means the set of all the suboptimal structures.</text:span></text:p>
      <text:p text:style-name="P59"><text:span text:style-name="T69"><text:s text:c="2"/>The helices space means the set of all suboptimal abstract helices structures.</text:span></text:p>
      <text:p text:style-name="P59"><text:span text:style-name="T69"><text:s text:c="2"/>The shapes space means the set of all suboptimal abstract shapes structures.</text:span></text:p>
      <text:p text:style-name="P59"><text:span text:style-name="T69">- The figure is showing the comparison of helices space with structure space and shapes space.</text:span></text:p>
      <text:p text:style-name="P59"><text:span text:style-name="T69"><text:s text:c="2"/>The figure shows an increasing nr. of different type structures with increasing sequence length.</text:span></text:p>
      <text:p text:style-name="P59"><text:span text:style-name="T69"><text:s text:c="2"/>In more details,</text:span></text:p>
      <text:p text:style-name="P59"><text:span text:style-name="T69"><text:s text:c="2"/>The linie is regression linie of the <text:s/>structure space,</text:span></text:p>
      <text:p text:style-name="P59"><text:span text:style-name="T69"><text:s text:c="2"/>The linie is regression linie of the <text:s/>helices structure space,</text:span></text:p>
      <text:p text:style-name="P59"><text:span text:style-name="T69"><text:s text:c="2"/>The linie is regression linie of the <text:s/>abstract shape space,</text:span></text:p>
      <text:p text:style-name="P59"><text:span text:style-name="T69">- We're noticing that among the 3 type space, there is a common point, namely the number of all 3 type structures grow</text:span></text:p>
      <text:p text:style-name="P59"><text:span text:style-name="T69"><text:s text:c="2"/>exponential with the sequence length, because the y-axis is exponentially defined.</text:span></text:p>
      <text:p text:style-name="P59"><text:span text:style-name="T69"><text:s text:c="2"/>But the degree of steepness are different, the steeper the curve, the worse the runtime will be,</text:span></text:p>
      <text:p text:style-name="P59"><text:span text:style-name="T69">- because the steepness of the linie means the exponent of the sequence length.</text:span></text:p>
      <text:p text:style-name="P59"><text:span text:style-name="T69"><text:s text:c="2"/>Compring with structure space, the curve of helices structure is less steep, but it is still about 0.18 big.</text:span></text:p>
      <text:p text:style-name="P59"><text:span text:style-name="T69"><text:s text:c="2"/>In practice, with a sequence length of 70 nt, the unmber of suboptimal helices structures already exceeds 1 million records.</text:span></text:p>
      <text:p text:style-name="P59"><text:span text:style-name="T69"><text:s text:c="2"/>and the program needs about 1 hour to calculate for 70 nt and about 30 hours to calculate for 72 nt sequence under our 32 cores super computer.</text:span></text:p>
      <text:p text:style-name="P59"><text:span text:style-name="T69">- how can we solve this problem?</text:span></text:p>
      <text:p text:style-name="P59"><text:span text:style-name="T69"/></text:p>
      <text:p text:style-name="P59"><text:span text:style-name="T69">17. </text:span></text:p>
      <text:p text:style-name="P59"><text:span text:style-name="T69">- one idea is that we can set an energy range to limit the helices space.</text:span></text:p>
      <text:p text:style-name="P59"><text:span text:style-name="T69">- the figure shows the evaluation result by setting different energy range.</text:span></text:p>
      <text:p text:style-name="P59"><text:span text:style-name="T69"><text:s text:c="2"/>in the first linie, we let the energy unlimited, the exponent is the same as last slide</text:span></text:p>
      <text:p text:style-name="P59"><text:span text:style-name="T69"><text:s text:c="2"/>if we set an energy range 20 kcal/mol, so the exponent of the space will be reduced to one third, it amounts to 0.12,</text:span></text:p>
      <text:p text:style-name="P59"><text:soft-page-break/><text:span text:style-name="T69"><text:s text:c="2"/>on the last curve, we noticed, the exponent value is only 0.036. that means, the runtime grows almost as polynomial curve.</text:span></text:p>
      <text:p text:style-name="P59"><text:span text:style-name="T69"/></text:p>
      <text:p text:style-name="P59"><text:span text:style-name="T69">18. </text:span></text:p>
      <text:p text:style-name="P59"><text:span text:style-name="T69">in last slide, I will give the schedule of the project.</text:span></text:p>
      <text:p text:style-name="P59"><text:span text:style-name="T69">At first, we will develop the new abstraction idea, namely the helices index that I just explained.</text:span></text:p>
      <text:p text:style-name="P59"><text:span text:style-name="T69">after that, The idea will be implemented in C++ programming language,</text:span></text:p>
      <text:p text:style-name="P59"><text:span text:style-name="T69">As next, the implemented software will be evaluated by comparing with another program.</text:span></text:p>
      <text:p text:style-name="P59"><text:span text:style-name="T69"/></text:p>
      <text:p text:style-name="P59"><text:span text:style-name="T69">Because different RNA classes have characteristic features within their folding space, for example, the riboswitches have</text:span></text:p>
      <text:p text:style-name="P59"><text:span text:style-name="T69">2 equally low, but well separated minima, while miRNA precursors has only one deep minimum, based on the energy landscape</text:span></text:p>
      <text:p text:style-name="P59"><text:span text:style-name="T69">difference and the algorithms developed within this project, in the last part, we will</text:span></text:p>
      <text:p text:style-name="P59"><text:span text:style-name="T69">design a RNA class predictors.</text:span></text:p>
      <text:p text:style-name="P59"><text:span text:style-name="T69"/></text:p>
      <text:p text:style-name="P59"><text:span text:style-name="T69"/></text:p>
      <text:p text:style-name="P59"><text:span text:style-name="T69">19. </text:span></text:p>
      <text:p text:style-name="P59"><text:span text:style-name="T69">Thank you for your attention!</text:span></text:p>
      <text:p text:style-name="P59"><text:span text:style-name="T69">Are there any questions?</text:span></text:p>
      <text:p text:style-name="P59"><text:span text:style-name="T69"/></text:p>
      <text:p text:style-name="P59"><text:span text:style-name="T69"/></text:p>
      <text:p text:style-name="P59"><text:span text:style-name="T69"/></text:p>
      <text:p text:style-name="P59"><text:span text:style-name="T69"/></text:p>
      <text:p text:style-name="P59"><text:span text:style-name="T69"/></text:p>
      <text:p text:style-name="P59"><text:span text:style-name="T69"/></text:p>
      <text:p text:style-name="P59"><text:span text:style-name="T69"/></text:p>
      <text:p text:style-name="P59"><text:span text:style-name="T69"/></text:p>
      <text:p text:style-name="P59"><text:span text:style-name="T69">questions:</text:span></text:p>
      <text:p text:style-name="P59"><text:span text:style-name="T69">1. How was implemented the idea in detail?</text:span></text:p>
      <text:p text:style-name="P59"><text:span text:style-name="T69">dynamic programming is a method for solving complex problems by breaking them down into simpler subproblems.</text:span></text:p>
      <text:p text:style-name="P59"><text:span text:style-name="T69">The key idea behind dynamic programming is quite simple. In general, to solve a given problem, we need to</text:span></text:p>
      <text:p text:style-name="P59"><text:span text:style-name="T69">solve different parts of the problem (subproblems), then combine the solutions of the subproblems to reach an overall solution.</text:span></text:p>
      <text:p text:style-name="P59"><text:span text:style-name="T69">Often, many of these subproblems are really the same. The dynamic programming approach seeks to solve each subproblem only once,</text:span></text:p>
      <text:p text:style-name="P59"><text:span text:style-name="T69">thus reducing the number of computations. This is especially useful when the number of repeating subproblems is exponentially large.</text:span></text:p>
      <text:p text:style-name="P59"><text:span text:style-name="T69">(Page 40 from Diss)</text:span></text:p>
      <text:p text:style-name="P59"><text:span text:style-name="T69"/></text:p>
      <text:p text:style-name="P59"><text:span text:style-name="T69">2. Why is mfe structures not the native one?</text:span></text:p>
      <text:p text:style-name="P59"><text:span text:style-name="T69">This can be explained by the existence of modified bases in native tRNAs, which leads to the formation of a structure that is not</text:span></text:p>
      <text:p text:style-name="P59"><text:span text:style-name="T69">the optimal under the energy model used.</text:span></text:p>
      <text:p text:style-name="P59"><text:span text:style-name="T69"/></text:p>
      <text:p text:style-name="P59"><text:span text:style-name="T69">3.</text:span></text:p>
      <text:p text:style-name="P59"><text:span text:style-name="T69">It exists a software, it can analyse the folding space completely. Only the runtime of the program is very bad.</text:span></text:p>
      <text:p text:style-name="P59"><text:span text:style-name="T69">This is also the reason why we will develop a new program because we will improve the runtime.</text:span></text:p>
      <text:p text:style-name="P59"><text:span text:style-name="T69"/></text:p>
      <text:p text:style-name="P59"><text:soft-page-break/><text:span text:style-name="T69"/></text:p>
      <text:p text:style-name="P59"><text:span text:style-name="T69"/></text:p>
      <text:p text:style-name="P59"><text:span text:style-name="T69"/></text:p>
      <text:list xml:id="list1159648064" text:continue-numbering="true" text:style-name="L7">
        <text:list-item>
          <text:list>
            <text:list-item>
              <text:list>
                <text:list-item>
                  <text:p text:style-name="P53">The problem can be solved by</text:p>
                  <text:p text:style-name="P53">- filtering the output to reduce the number of similar structures</text:p>
                  <text:p text:style-name="P54">- directly reducing the number of solutions with some restriction (for example, hairpin has at least 4 bases)</text:p>
                  <text:p text:style-name="P63">- however, such step might occur the danger of missing the native structure</text:p>
                </text:list-item>
              </text:list>
            </text:list-item>
          </text:list>
        </text:list-item>
      </text:list>
      <text:p text:style-name="P11"/>
      <text:p text:style-name="P11"/>
      <text:p text:style-name="P11"/>
      <text:list xml:id="list908009500" text:continue-numbering="true" text:style-name="L7">
        <text:list-item>
          <text:list>
            <text:list-item>
              <text:list>
                <text:list-item>
                  <text:p text:style-name="P64">An abstract shape represents a class of similar structures sharing a common pattern of helix nesting and adjacency.</text:p>
                </text:list-item>
                <text:list-item>
                  <text:p text:style-name="P65"><text:span text:style-name="T48">// </text:span><text:span text:style-name="T45">when we feel that two structures are similar, they should either have the same </text:span><text:span text:style-name="T45">shape.</text:span></text:p>
                </text:list-item>
                <text:list-item>
                  <text:p text:style-name="P65"><text:span text:style-name="T45"><text:s/>and it only retains haipins and multiloops. But abstracts from stack lengths, bulges, internal loops and single-stranded regions.</text:span><text:span text:style-name="T44"> </text:span></text:p>
                </text:list-item>
              </text:list>
            </text:list-item>
          </text:list>
        </text:list-item>
      </text:list>
      <text:p text:style-name="P12"/>
      <text:p text:style-name="P12"/>
      <text:p text:style-name="P12"/>
      <text:list xml:id="list267806172" text:continue-numbering="true" text:style-name="L7">
        <text:list-item>
          <text:list>
            <text:list-item>
              <text:list>
                <text:list-item>
                  <text:p text:style-name="P22">Today I will talk about my <text:span text:style-name="T40">P</text:span><text:span text:style-name="T39">h</text:span><text:span text:style-name="T40">D</text:span><text:span text:style-name="T39"> thesis</text:span>. </text:p>
                </text:list-item>
                <text:list-item>
                  <text:p text:style-name="P23">The topic of my <text:span text:style-name="T40">P</text:span><text:span text:style-name="T39">h</text:span><text:span text:style-name="T40">D</text:span> <text:span text:style-name="T39">thesis </text:span>is …</text:p>
                </text:list-item>
              </text:list>
            </text:list-item>
          </text:list>
        </text:list-item>
      </text:list>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672427257" text:continue-numbering="true" text:style-name="L7">
        <text:list-item>
          <text:list>
            <text:list-item>
              <text:list>
                <text:list-item>
                  <text:p text:style-name="P55">// but it is still in the exponential area, because the number of shapes grows exponential [diagram]</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黮lung" style:display-name="Objekt ohne F黮lung" style:family="paragraph" style:parent-style-name="Standard"/>
    <style:style style:name="Text" style:family="paragraph" style:parent-style-name="Caption" style:class="extra"/>
    <style:style style:name="Textk鰎per" style:family="paragraph" style:parent-style-name="Standard"/>
    <style:style style:name="Textk鰎per_20_Blocksatz" style:display-name="Textk鰎per Blocksatz" style:family="paragraph" style:parent-style-name="Standard">
      <style:paragraph-properties fo:text-align="start" style:justify-single-word="false"/>
    </style:style>
    <style:style style:name="Textk鰎per_20_Einzug" style:display-name="Textk鰎per Einzu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style>
    <style:style style:name="躡erschrift" style:family="paragraph" style:parent-style-name="Standard">
      <style:paragraph-properties fo:margin-top="0.1654in" fo:margin-bottom="0.0827in"/>
    </style:style>
    <style:style style:name="躡erschrift1" style:family="paragraph" style:parent-style-name="Standard">
      <style:paragraph-properties fo:margin-top="0.1654in" fo:margin-bottom="0.0827in"/>
    </style:style>
    <style:style style:name="躡erschrift2" style:family="paragraph" style:parent-style-name="Standard">
      <style:paragraph-properties fo:margin-top="0.1654in" fo:margin-bottom="0.0827in"/>
    </style:style>
    <style:style style:name="Ma遧inie" style:family="paragraph" style:parent-style-name="Standard"/>
    <style:style style:name="zbh1_7e_LT_7e_Gliederung_20_1" style:display-name="zbh1~LT~Gliederung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Gliederung_20_2" style:display-name="zbh1~LT~Gliederung 2" style:family="paragraph" style:parent-style-name="zbh1_7e_LT_7e_Gliederung_20_1">
      <style:paragraph-properties fo:margin-top="0in" fo:margin-bottom="0.1575in"/>
      <style:text-properties fo:font-size="28pt" style:font-size-asian="28pt" style:font-size-complex="28pt"/>
    </style:style>
    <style:style style:name="zbh1_7e_LT_7e_Gliederung_20_3" style:display-name="zbh1~LT~Gliederung 3" style:family="paragraph" style:parent-style-name="zbh1_7e_LT_7e_Gliederung_20_2">
      <style:paragraph-properties fo:margin-top="0in" fo:margin-bottom="0.1181in"/>
      <style:text-properties fo:font-size="24pt" style:font-size-asian="24pt" style:font-size-complex="24pt"/>
    </style:style>
    <style:style style:name="zbh1_7e_LT_7e_Gliederung_20_4" style:display-name="zbh1~LT~Gliederung 4" style:family="paragraph" style:parent-style-name="zbh1_7e_LT_7e_Gliederung_20_3">
      <style:paragraph-properties fo:margin-top="0in" fo:margin-bottom="0.0783in"/>
      <style:text-properties fo:font-size="20pt" style:font-size-asian="20pt" style:font-size-complex="20pt"/>
    </style:style>
    <style:style style:name="zbh1_7e_LT_7e_Gliederung_20_5" style:display-name="zbh1~LT~Gliederung 5" style:family="paragraph" style:parent-style-name="zbh1_7e_LT_7e_Gliederung_20_4">
      <style:paragraph-properties fo:margin-top="0in" fo:margin-bottom="0.0398in"/>
    </style:style>
    <style:style style:name="zbh1_7e_LT_7e_Gliederung_20_6" style:display-name="zbh1~LT~Gliederung 6" style:family="paragraph" style:parent-style-name="zbh1_7e_LT_7e_Gliederung_20_5"/>
    <style:style style:name="zbh1_7e_LT_7e_Gliederung_20_7" style:display-name="zbh1~LT~Gliederung 7" style:family="paragraph" style:parent-style-name="zbh1_7e_LT_7e_Gliederung_20_6"/>
    <style:style style:name="zbh1_7e_LT_7e_Gliederung_20_8" style:display-name="zbh1~LT~Gliederung 8" style:family="paragraph" style:parent-style-name="zbh1_7e_LT_7e_Gliederung_20_7"/>
    <style:style style:name="zbh1_7e_LT_7e_Gliederung_20_9" style:display-name="zbh1~LT~Gliederung 9" style:family="paragraph" style:parent-style-name="zbh1_7e_LT_7e_Gliederung_20_8"/>
    <style:style style:name="zbh1_7e_LT_7e_Titel" style:display-name="zbh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zbh1_7e_LT_7e_Untertitel" style:display-name="zbh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Notizen" style:display-name="zbh1~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zbh1_7e_LT_7e_Hintergrundobjekte" style:display-name="zbh1~LT~Hintergrundobjekte" style:family="paragraph">
      <style:paragraph-properties style:text-autospace="none"/>
      <style:text-properties style:letter-kerning="true"/>
    </style:style>
    <style:style style:name="zbh1_7e_LT_7e_Hintergrund" style:display-name="zbh1~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Gliederung_20_1" style:display-name="Gliederung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Gliederung_20_2" style:display-name="Gliederung 2" style:family="paragraph" style:parent-style-name="Gliederung_20_1">
      <style:paragraph-properties fo:margin-top="0in" fo:margin-bottom="0.1575in"/>
      <style:text-properties fo:font-size="28pt" style:font-size-asian="28pt" style:font-size-complex="28pt"/>
    </style:style>
    <style:style style:name="Gliederung_20_3" style:display-name="Gliederung 3" style:family="paragraph" style:parent-style-name="Gliederung_20_2">
      <style:paragraph-properties fo:margin-top="0in" fo:margin-bottom="0.1181in"/>
      <style:text-properties fo:font-size="24pt" style:font-size-asian="24pt" style:font-size-complex="24pt"/>
    </style:style>
    <style:style style:name="Gliederung_20_4" style:display-name="Gliederung 4" style:family="paragraph" style:parent-style-name="Gliederung_20_3">
      <style:paragraph-properties fo:margin-top="0in" fo:margin-bottom="0.0783in"/>
      <style:text-properties fo:font-size="20pt" style:font-size-asian="20pt" style:font-size-complex="20pt"/>
    </style:style>
    <style:style style:name="Gliederung_20_5" style:display-name="Gliederung 5" style:family="paragraph" style:parent-style-name="Gliederung_20_4">
      <style:paragraph-properties fo:margin-top="0in" fo:margin-bottom="0.0398in"/>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Titel3_7e_LT_7e_Gliederung_20_1" style:display-name="Titel3~LT~Gliederung 1" style:family="paragraph">
      <style:paragraph-properties fo:margin-left="0in" fo:margin-right="0in" fo:margin-top="0.0693in" fo:margin-bottom="0in" style:line-height-at-least="0.139in" fo:text-align="start" style:justify-single-word="false" fo:text-indent="0in" style:auto-text-indent="false" style:text-autospace="non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Gliederung_20_2" style:display-name="Titel3~LT~Gliederung 2" style:family="paragraph" style:parent-style-name="Titel3_7e_LT_7e_Gliederung_20_1">
      <style:paragraph-properties>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style>
    <style:style style:name="Titel3_7e_LT_7e_Gliederung_20_3" style:display-name="Titel3~LT~Gliederung 3" style:family="paragraph" style:parent-style-name="Titel3_7e_LT_7e_Gliederung_20_2">
      <style:paragraph-properties fo:margin-top="0.0626in" fo:margin-bottom="0in">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18pt" style:font-size-asian="18pt" style:font-size-complex="18pt"/>
    </style:style>
    <style:style style:name="Titel3_7e_LT_7e_Gliederung_20_4" style:display-name="Titel3~LT~Gliederung 4" style:family="paragraph" style:parent-style-name="Titel3_7e_LT_7e_Gliederung_20_3"/>
    <style:style style:name="Titel3_7e_LT_7e_Gliederung_20_5" style:display-name="Titel3~LT~Gliederung 5" style:family="paragraph" style:parent-style-name="Titel3_7e_LT_7e_Gliederung_20_4">
      <style:paragraph-properties>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style>
    <style:style style:name="Titel3_7e_LT_7e_Gliederung_20_6" style:display-name="Titel3~LT~Gliederung 6" style:family="paragraph" style:parent-style-name="Titel3_7e_LT_7e_Gliederung_20_5"/>
    <style:style style:name="Titel3_7e_LT_7e_Gliederung_20_7" style:display-name="Titel3~LT~Gliederung 7" style:family="paragraph" style:parent-style-name="Titel3_7e_LT_7e_Gliederung_20_6"/>
    <style:style style:name="Titel3_7e_LT_7e_Gliederung_20_8" style:display-name="Titel3~LT~Gliederung 8" style:family="paragraph" style:parent-style-name="Titel3_7e_LT_7e_Gliederung_20_7"/>
    <style:style style:name="Titel3_7e_LT_7e_Gliederung_20_9" style:display-name="Titel3~LT~Gliederung 9" style:family="paragraph" style:parent-style-name="Titel3_7e_LT_7e_Gliederung_20_8"/>
    <style:style style:name="Titel3_7e_LT_7e_Titel" style:display-name="Titel3~LT~Titel"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Geneva" fo:font-size="24pt" fo:font-style="normal" fo:text-shadow="none" style:text-underline-style="none" fo:font-weight="normal" style:letter-kerning="true" style:font-name-asian="Geneva" style:font-size-asian="24pt" style:font-style-asian="normal" style:font-weight-asian="normal" style:font-name-complex="Geneva" style:font-size-complex="24pt" style:font-style-complex="normal" style:font-weight-complex="normal" style:text-emphasize="none" style:text-overline-style="none" style:text-overline-color="font-color"/>
    </style:style>
    <style:style style:name="Titel3_7e_LT_7e_Untertitel" style:display-name="Titel3~LT~Untertitel" style:family="paragraph">
      <style:paragraph-properties fo:margin-left="0in" fo:margin-right="0in" fo:margin-top="0.0693in" fo:margin-bottom="0in" style:line-height-at-least="0.139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Notizen" style:display-name="Titel3~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Geneva" fo:font-size="12pt" fo:font-style="normal" fo:text-shadow="none" style:text-underline-style="none" fo:font-weight="normal" style:letter-kerning="true" style:font-name-asian="Geneva" style:font-size-asian="12pt" style:font-style-asian="normal" style:font-weight-asian="normal" style:font-name-complex="Geneva" style:font-size-complex="12pt" style:font-style-complex="normal" style:font-weight-complex="normal" style:text-emphasize="none" style:text-overline-style="none" style:text-overline-color="font-color"/>
    </style:style>
    <style:style style:name="Titel3_7e_LT_7e_Hintergrundobjekte" style:display-name="Titel3~LT~Hintergrundobjekte" style:family="paragraph">
      <style:paragraph-properties style:text-autospace="none"/>
      <style:text-properties style:letter-kerning="true"/>
    </style:style>
    <style:style style:name="Titel3_7e_LT_7e_Hintergrund" style:display-name="Titel3~LT~Hintergrund" style:family="paragraph">
      <style:paragraph-properties fo:text-align="center" style:justify-single-word="false" style:text-autospace="none"/>
    </style:style>
    <style:style style:name="WW-Titel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Default_7e_LT_7e_Gliederung_20_3" style:display-name="Default~LT~Gliederung 3" style:family="paragraph" style:parent-style-name="Default_7e_LT_7e_Gliederung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Outline_20_3" style:display-name="Outline 3" style:family="paragraph" style:parent-style-name="Outline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Title1_7e_LT_7e_Gliederung_20_3" style:display-name="Title1~LT~Gliederung 3" style:family="paragraph" style:parent-style-name="Title1_7e_LT_7e_Gliederung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Title1_7e_LT_7e_Gliederung_20_4" style:display-name="Title1~LT~Gliederung 4" style:family="paragraph" style:parent-style-name="Title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letter-kerning="true"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44pt" fo:font-style="normal" fo:text-shadow="none" style:text-underline-style="none" fo:font-weight="normal" style:font-name-asian="Times New Roman" style:font-size-asian="44pt" style:font-style-asian="normal" style:font-weight-asian="normal" style:font-name-complex="Times New Roman"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ndale Mono" style:font-name-asian="Arial1" style:font-name-complex="Andale Mono"/>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2:02:04</meta:creation-date>
    <meta:editing-duration>PT05H47M32S</meta:editing-duration>
    <meta:editing-cycles>36</meta:editing-cycles>
    <meta:generator>OpenOffice.org/3.2$Unix OpenOffice.org_project/320m19$Build-9505</meta:generator>
    <dc:date>2011-03-10T18:27:26</dc:date>
    <meta:print-date>2011-03-08T18:40:20</meta:print-date>
    <meta:document-statistic meta:table-count="0" meta:image-count="0" meta:object-count="0" meta:page-count="20" meta:paragraph-count="539" meta:word-count="8339" meta:character-count="49211"/>
    <meta:user-defined meta:name="Info 1"/>
    <meta:user-defined meta:name="Info 2"/>
    <meta:user-defined meta:name="Info 3"/>
    <meta:user-defined meta:name="Info 4"/>
  </office:meta>
</office:document-meta>
</file>